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1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53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  <style:style style:name="ce3" style:family="table-cell" style:parent-style-name="Default" style:data-style-name="N109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nks_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default-cell-style-name="ce2"/>
        <table:table-column table:style-name="co5" table:default-cell-style-name="ce3"/>
        <table:table-column table:style-name="co6" table:default-cell-style-name="ce1"/>
        <table:table-column table:style-name="co2" table:number-columns-repeated="7" table:default-cell-style-name="ce1"/>
        <table:table-column table:style-name="co4" table:number-columns-repeated="1002" table:default-cell-style-name="ce1"/>
        <table:table-row table:style-name="ro1">
          <table:table-cell office:value-type="string">
            <text:p>Sonar</text:p>
          </table:table-cell>
          <table:table-cell office:value-type="string">
            <text:p>(links)</text:p>
          </table:table-cell>
          <table:table-cell office:value-type="string">
            <text:p>Messung</text:p>
          </table:table-cell>
          <table:table-cell table:number-columns-repeated="1020"/>
        </table:table-row>
        <table:table-row table:style-name="ro1">
          <table:table-cell office:value-type="string">
            <text:p>---------------------</text:p>
          </table:table-cell>
          <table:table-cell table:number-columns-repeated="1022"/>
        </table:table-row>
        <table:table-row table:style-name="ro1">
          <table:table-cell office:value-type="string">
            <text:p>infos:</text:p>
          </table:table-cell>
          <table:table-cell/>
          <table:table-cell office:value-type="string">
            <text:p>Abstand</text:p>
          </table:table-cell>
          <table:table-cell office:value-type="string">
            <text:p>teppich&lt;&gt;wand</text:p>
          </table:table-cell>
          <table:table-cell office:value-type="string">
            <text:p>=</text:p>
          </table:table-cell>
          <table:table-cell office:value-type="string">
            <text:p>0,5c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stand</text:p>
          </table:table-cell>
          <table:table-cell office:value-type="string">
            <text:p>Füße</text:p>
          </table:table-cell>
          <table:table-cell office:value-type="string">
            <text:p>vorne</text:p>
          </table:table-cell>
          <table:table-cell office:value-type="string">
            <text:p>Sonar</text:p>
          </table:table-cell>
          <table:table-cell office:value-type="string">
            <text:p>=</text:p>
          </table:table-cell>
          <table:table-cell office:value-type="string">
            <text:p>4cm</text:p>
          </table:table-cell>
          <table:table-cell table:number-columns-repeated="1016"/>
        </table:table-row>
        <table:table-row table:style-name="ro1">
          <table:table-cell table:number-columns-repeated="12"/>
          <table:table-cell office:value-type="string">
            <text:p>Tatsächlicher Wert</text:p>
          </table:table-cell>
          <table:table-cell table:number-columns-repeated="1010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2m</text:p>
          </table:table-cell>
          <table:table-cell table:number-columns-repeated="9"/>
          <table:table-cell office:value-type="string">
            <text:p>Abstand in m</text:p>
          </table:table-cell>
          <table:table-cell office:value-type="string">
            <text:p>Ø Abweichung</text:p>
          </table:table-cell>
          <table:table-cell table:number-columns-repeated="1010"/>
        </table:table-row>
        <table:table-row table:style-name="ro1">
          <table:table-cell office:value-type="float" office:value="1.20999991894">
            <text:p>1,2099999189</text:p>
          </table:table-cell>
          <table:table-cell office:value-type="float" office:value="1.4699999094">
            <text:p>1,4699999094</text:p>
          </table:table-cell>
          <table:table-cell office:value-type="float" office:value="1.99000000954">
            <text:p>1,9900000095</text:p>
          </table:table-cell>
          <table:table-cell office:value-type="float" office:value="2.25999999046">
            <text:p>2,2599999905</text:p>
          </table:table-cell>
          <table:table-cell table:number-columns-repeated="6" office:value-type="float" office:value="2.54999995232">
            <text:p>2,5499999523</text:p>
          </table:table-cell>
          <table:table-cell/>
          <table:table-cell office:value-type="float" office:value="2">
            <text:p>2,00</text:p>
          </table:table-cell>
          <table:table-cell table:formula="of:=ABS([.L7]-AVERAGE([.A7];[.A8];[.A9];[.A10];[.A11];[.A12];[.A13];[.A14];[.A15];[.A16]))*100" office:value-type="float" office:value="79.8000049592">
            <text:p>79,800</text:p>
          </table:table-cell>
          <table:table-cell table:formula="of:=AVERAGE([.B7];[.B8];[.B9];[.B10];[.B11];[.B12];[.B13];[.B14];[.B15];[.B16])" office:value-type="float" office:value="1.467999911308">
            <text:p>1,4679999113</text:p>
          </table:table-cell>
          <table:table-cell table:formula="of:=AVERAGE([.C7];[.C8];[.C9];[.C10];[.C11];[.C12];[.C13];[.C14];[.C15];[.C16])" office:value-type="float" office:value="1.994999992848">
            <text:p>1,9949999928</text:p>
          </table:table-cell>
          <table:table-cell table:formula="of:=AVERAGE([.D7];[.D8];[.D9];[.D10];[.D11];[.D12];[.D13];[.D14];[.D15];[.D16])" office:value-type="float" office:value="2.41699998379">
            <text:p>2,4169999838</text:p>
          </table:table-cell>
          <table:table-cell table:formula="of:=AVERAGE([.E7];[.E8];[.E9];[.E10];[.E11];[.E12];[.E13];[.E14];[.E15];[.E16])" office:value-type="float" office:value="2.54999995232">
            <text:p>2,5499999523</text:p>
          </table:table-cell>
          <table:table-cell table:formula="of:=AVERAGE([.F7];[.F8];[.F9];[.F10];[.F11];[.F12];[.F13];[.F14];[.F15];[.F16])" office:value-type="float" office:value="2.54999995232">
            <text:p>2,5499999523</text:p>
          </table:table-cell>
          <table:table-cell table:formula="of:=AVERAGE([.G7];[.G8];[.G9];[.G10];[.G11];[.G12];[.G13];[.G14];[.G15];[.G16])" office:value-type="float" office:value="2.54999995232">
            <text:p>2,5499999523</text:p>
          </table:table-cell>
          <table:table-cell table:formula="of:=AVERAGE([.H7];[.H8];[.H9];[.H10];[.H11];[.H12];[.H13];[.H14];[.H15];[.H16])" office:value-type="float" office:value="2.54999995232">
            <text:p>2,5499999523</text:p>
          </table:table-cell>
          <table:table-cell table:formula="of:=AVERAGE([.I7];[.I8];[.I9];[.I10];[.I11];[.I12];[.I13];[.I14];[.I15];[.I16])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1.19999992847">
            <text:p>1,1999999285</text:p>
          </table:table-cell>
          <table:table-cell office:value-type="float" office:value="1.4699999094">
            <text:p>1,4699999094</text:p>
          </table:table-cell>
          <table:table-cell office:value-type="float" office:value="1.97999989986">
            <text:p>1,9799998999</text:p>
          </table:table-cell>
          <table:table-cell office:value-type="float" office:value="2.21000003815">
            <text:p>2,2100000382</text:p>
          </table:table-cell>
          <table:table-cell table:number-columns-repeated="6" office:value-type="float" office:value="2.54999995232">
            <text:p>2,5499999523</text:p>
          </table:table-cell>
          <table:table-cell/>
          <table:table-cell office:value-type="float" office:value="1.5">
            <text:p>1,50</text:p>
          </table:table-cell>
          <table:table-cell table:formula="of:=ABS([.L8]-SUM([.A20:.A29])/10)*100" office:value-type="float" office:value="19.4999992845">
            <text:p>19,500</text:p>
          </table:table-cell>
          <table:table-cell table:formula="of:=SUM([.B20:.B29])/10" office:value-type="float" office:value="1.700999999046">
            <text:p>1,7009999990</text:p>
          </table:table-cell>
          <table:table-cell table:formula="of:=SUM([.C20:.C29])/10" office:value-type="float" office:value="2.044999969006">
            <text:p>2,0449999690</text:p>
          </table:table-cell>
          <table:table-cell table:formula="of:=SUM([.D20:.D29])/10" office:value-type="float" office:value="2.249999952317">
            <text:p>2,2499999523</text:p>
          </table:table-cell>
          <table:table-cell table:formula="of:=SUM([.E20:.E29])/10" office:value-type="float" office:value="2.54999995232">
            <text:p>2,5499999523</text:p>
          </table:table-cell>
          <table:table-cell table:formula="of:=SUM([.F20:.F29])/10" office:value-type="float" office:value="2.54999995232">
            <text:p>2,5499999523</text:p>
          </table:table-cell>
          <table:table-cell table:formula="of:=SUM([.G20:.G29])/10" office:value-type="float" office:value="2.54999995232">
            <text:p>2,5499999523</text:p>
          </table:table-cell>
          <table:table-cell table:formula="of:=SUM([.H20:.H29])/10" office:value-type="float" office:value="2.54999995232">
            <text:p>2,5499999523</text:p>
          </table:table-cell>
          <table:table-cell table:formula="of:=SUM([.I20:.I29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1.23000001907">
            <text:p>1,2300000191</text:p>
          </table:table-cell>
          <table:table-cell office:value-type="float" office:value="1.45999991894">
            <text:p>1,4599999189</text:p>
          </table:table-cell>
          <table:table-cell office:value-type="float" office:value="2">
            <text:p>2,0000000000</text:p>
          </table:table-cell>
          <table:table-cell table:number-columns-repeated="7" office:value-type="float" office:value="2.54999995232">
            <text:p>2,5499999523</text:p>
          </table:table-cell>
          <table:table-cell/>
          <table:table-cell office:value-type="float" office:value="1">
            <text:p>1,00</text:p>
          </table:table-cell>
          <table:table-cell table:formula="of:=ABS([.L9]-SUM([.A33:.A42])/10)*100" office:value-type="float" office:value="1.10000312329998">
            <text:p>1,100</text:p>
          </table:table-cell>
          <table:table-cell table:formula="of:=SUM([.B33:.B42])/10" office:value-type="float" office:value="1.575999963284">
            <text:p>1,5759999633</text:p>
          </table:table-cell>
          <table:table-cell table:formula="of:=SUM([.C33:.C42])/10" office:value-type="float" office:value="2.091999948027">
            <text:p>2,0919999480</text:p>
          </table:table-cell>
          <table:table-cell table:formula="of:=SUM([.D33:.D42])/10" office:value-type="float" office:value="2.098999965193">
            <text:p>2,0989999652</text:p>
          </table:table-cell>
          <table:table-cell table:formula="of:=SUM([.E33:.E42])/10" office:value-type="float" office:value="2.308999967578">
            <text:p>2,3089999676</text:p>
          </table:table-cell>
          <table:table-cell table:formula="of:=SUM([.F33:.F42])/10" office:value-type="float" office:value="2.381999957564">
            <text:p>2,3819999576</text:p>
          </table:table-cell>
          <table:table-cell table:formula="of:=SUM([.G33:.G42])/10" office:value-type="float" office:value="2.54999995232">
            <text:p>2,5499999523</text:p>
          </table:table-cell>
          <table:table-cell table:formula="of:=SUM([.H33:.H42])/10" office:value-type="float" office:value="2.54999995232">
            <text:p>2,5499999523</text:p>
          </table:table-cell>
          <table:table-cell table:formula="of:=SUM([.I33:.I42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1.20999991894">
            <text:p>1,2099999189</text:p>
          </table:table-cell>
          <table:table-cell office:value-type="float" office:value="1.4699999094">
            <text:p>1,4699999094</text:p>
          </table:table-cell>
          <table:table-cell office:value-type="float" office:value="2">
            <text:p>2,0000000000</text:p>
          </table:table-cell>
          <table:table-cell table:number-columns-repeated="7" office:value-type="float" office:value="2.54999995232">
            <text:p>2,5499999523</text:p>
          </table:table-cell>
          <table:table-cell/>
          <table:table-cell office:value-type="float" office:value="0.9">
            <text:p>0,90</text:p>
          </table:table-cell>
          <table:table-cell table:formula="of:=ABS([.L10]-SUM([.A46:.A55])/10)*100" office:value-type="float" office:value="1.29999637602">
            <text:p>1,300</text:p>
          </table:table-cell>
          <table:table-cell table:formula="of:=SUM([.B46:.B55])/10" office:value-type="float" office:value="1.799999940394">
            <text:p>1,7999999404</text:p>
          </table:table-cell>
          <table:table-cell table:formula="of:=SUM([.C46:.C55])/10" office:value-type="float" office:value="1.97999995947">
            <text:p>1,9799999595</text:p>
          </table:table-cell>
          <table:table-cell table:formula="of:=SUM([.D46:.D55])/10" office:value-type="float" office:value="2.393999958041">
            <text:p>2,3939999580</text:p>
          </table:table-cell>
          <table:table-cell table:formula="of:=SUM([.E46:.E55])/10" office:value-type="float" office:value="2.511999940876">
            <text:p>2,5119999409</text:p>
          </table:table-cell>
          <table:table-cell table:formula="of:=SUM([.F46:.F55])/10" office:value-type="float" office:value="2.54999995232">
            <text:p>2,5499999523</text:p>
          </table:table-cell>
          <table:table-cell table:formula="of:=SUM([.G46:.G55])/10" office:value-type="float" office:value="2.54999995232">
            <text:p>2,5499999523</text:p>
          </table:table-cell>
          <table:table-cell table:formula="of:=SUM([.H46:.H55])/10" office:value-type="float" office:value="2.54999995232">
            <text:p>2,5499999523</text:p>
          </table:table-cell>
          <table:table-cell table:formula="of:=SUM([.I46:.I55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1.12999999523">
            <text:p>1,1299999952</text:p>
          </table:table-cell>
          <table:table-cell office:value-type="float" office:value="1.4699999094">
            <text:p>1,4699999094</text:p>
          </table:table-cell>
          <table:table-cell office:value-type="float" office:value="2">
            <text:p>2,0000000000</text:p>
          </table:table-cell>
          <table:table-cell table:number-columns-repeated="7" office:value-type="float" office:value="2.54999995232">
            <text:p>2,5499999523</text:p>
          </table:table-cell>
          <table:table-cell/>
          <table:table-cell office:value-type="float" office:value="0.8">
            <text:p>0,80</text:p>
          </table:table-cell>
          <table:table-cell table:formula="of:=ABS([.L11]-SUM([.A59:.A68])/10)*100" office:value-type="float" office:value="1.39999985692">
            <text:p>1,400</text:p>
          </table:table-cell>
          <table:table-cell table:formula="of:=SUM([.B59:.B68])/10" office:value-type="float" office:value="1.342999958991">
            <text:p>1,3429999590</text:p>
          </table:table-cell>
          <table:table-cell table:formula="of:=SUM([.C59:.C68])/10" office:value-type="float" office:value="1.99399995804">
            <text:p>1,9939999580</text:p>
          </table:table-cell>
          <table:table-cell table:formula="of:=SUM([.D59:.D68])/10" office:value-type="float" office:value="2.119999945166">
            <text:p>2,1199999452</text:p>
          </table:table-cell>
          <table:table-cell table:formula="of:=SUM([.E59:.E68])/10" office:value-type="float" office:value="2.308999967577">
            <text:p>2,3089999676</text:p>
          </table:table-cell>
          <table:table-cell table:formula="of:=SUM([.F59:.F68])/10" office:value-type="float" office:value="2.54999995232">
            <text:p>2,5499999523</text:p>
          </table:table-cell>
          <table:table-cell table:formula="of:=SUM([.G59:.G68])/10" office:value-type="float" office:value="2.54999995232">
            <text:p>2,5499999523</text:p>
          </table:table-cell>
          <table:table-cell table:formula="of:=SUM([.H59:.H68])/10" office:value-type="float" office:value="2.54999995232">
            <text:p>2,5499999523</text:p>
          </table:table-cell>
          <table:table-cell table:formula="of:=SUM([.I59:.I68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1.19999992847">
            <text:p>1,1999999285</text:p>
          </table:table-cell>
          <table:table-cell office:value-type="float" office:value="1.4699999094">
            <text:p>1,4699999094</text:p>
          </table:table-cell>
          <table:table-cell office:value-type="float" office:value="1.99000000954">
            <text:p>1,9900000095</text:p>
          </table:table-cell>
          <table:table-cell office:value-type="float" office:value="2.22000002861">
            <text:p>2,2200000286</text:p>
          </table:table-cell>
          <table:table-cell table:number-columns-repeated="6" office:value-type="float" office:value="2.54999995232">
            <text:p>2,5499999523</text:p>
          </table:table-cell>
          <table:table-cell/>
          <table:table-cell office:value-type="float" office:value="0.7">
            <text:p>0,70</text:p>
          </table:table-cell>
          <table:table-cell table:formula="of:=ABS([.L12]-SUM([.A72:.A82])/10)*100" office:value-type="float" office:value="2.19999670986">
            <text:p>2,200</text:p>
          </table:table-cell>
          <table:table-cell table:formula="of:=SUM([.B72:.B82])/10" office:value-type="float" office:value="1.426999950406">
            <text:p>1,4269999504</text:p>
          </table:table-cell>
          <table:table-cell table:formula="of:=SUM([.C72:.C82])/10" office:value-type="float" office:value="1.737999975682">
            <text:p>1,7379999757</text:p>
          </table:table-cell>
          <table:table-cell table:formula="of:=SUM([.D72:.D82])/10" office:value-type="float" office:value="2.000999951363">
            <text:p>2,0009999514</text:p>
          </table:table-cell>
          <table:table-cell table:formula="of:=SUM([.E72:.E82])/10" office:value-type="float" office:value="2.308999943735">
            <text:p>2,3089999437</text:p>
          </table:table-cell>
          <table:table-cell table:formula="of:=SUM([.F72:.F82])/10" office:value-type="float" office:value="2.493999958042">
            <text:p>2,4939999580</text:p>
          </table:table-cell>
          <table:table-cell table:formula="of:=SUM([.G72:.G82])/10" office:value-type="float" office:value="2.540999960903">
            <text:p>2,5409999609</text:p>
          </table:table-cell>
          <table:table-cell table:formula="of:=SUM([.H72:.H82])/10" office:value-type="float" office:value="2.54999995232">
            <text:p>2,5499999523</text:p>
          </table:table-cell>
          <table:table-cell table:formula="of:=SUM([.I72:.I82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1.20999991894">
            <text:p>1,2099999189</text:p>
          </table:table-cell>
          <table:table-cell office:value-type="float" office:value="1.4699999094">
            <text:p>1,4699999094</text:p>
          </table:table-cell>
          <table:table-cell office:value-type="float" office:value="2">
            <text:p>2,0000000000</text:p>
          </table:table-cell>
          <table:table-cell table:number-columns-repeated="7" office:value-type="float" office:value="2.54999995232">
            <text:p>2,5499999523</text:p>
          </table:table-cell>
          <table:table-cell/>
          <table:table-cell office:value-type="float" office:value="0.6">
            <text:p>0,60</text:p>
          </table:table-cell>
          <table:table-cell table:formula="of:=ABS([.L13]-SUM([.A86:.A96])/10)*100" office:value-type="float" office:value="3.60000014304001">
            <text:p>3,600</text:p>
          </table:table-cell>
          <table:table-cell table:formula="of:=SUM([.B86:.B96])/10" office:value-type="float" office:value="1.131999993325">
            <text:p>1,1319999933</text:p>
          </table:table-cell>
          <table:table-cell table:formula="of:=SUM([.C86:.C96])/10" office:value-type="float" office:value="1.716999983789">
            <text:p>1,7169999838</text:p>
          </table:table-cell>
          <table:table-cell table:formula="of:=SUM([.D86:.D96])/10" office:value-type="float" office:value="1.936999964716">
            <text:p>1,9369999647</text:p>
          </table:table-cell>
          <table:table-cell table:formula="of:=SUM([.E86:.E96])/10" office:value-type="float" office:value="2.086999964716">
            <text:p>2,0869999647</text:p>
          </table:table-cell>
          <table:table-cell table:formula="of:=SUM([.F86:.F96])/10" office:value-type="float" office:value="2.247999954227">
            <text:p>2,2479999542</text:p>
          </table:table-cell>
          <table:table-cell table:formula="of:=SUM([.G86:.G96])/10" office:value-type="float" office:value="2.294999957088">
            <text:p>2,2949999571</text:p>
          </table:table-cell>
          <table:table-cell table:formula="of:=SUM([.H86:.H96])/10" office:value-type="float" office:value="2.294999957088">
            <text:p>2,2949999571</text:p>
          </table:table-cell>
          <table:table-cell table:formula="of:=SUM([.I86:.I96])/10" office:value-type="float" office:value="2.294999957088">
            <text:p>2,2949999571</text:p>
          </table:table-cell>
          <table:table-cell table:number-columns-repeated="1002"/>
        </table:table-row>
        <table:table-row table:style-name="ro1">
          <table:table-cell office:value-type="float" office:value="1.22000002861">
            <text:p>1,2200000286</text:p>
          </table:table-cell>
          <table:table-cell office:value-type="float" office:value="1.4699999094">
            <text:p>1,4699999094</text:p>
          </table:table-cell>
          <table:table-cell office:value-type="float" office:value="2">
            <text:p>2,0000000000</text:p>
          </table:table-cell>
          <table:table-cell office:value-type="float" office:value="2.18000006676">
            <text:p>2,1800000668</text:p>
          </table:table-cell>
          <table:table-cell table:number-columns-repeated="6" office:value-type="float" office:value="2.54999995232">
            <text:p>2,5499999523</text:p>
          </table:table-cell>
          <table:table-cell/>
          <table:table-cell office:value-type="float" office:value="0.5">
            <text:p>0,50</text:p>
          </table:table-cell>
          <table:table-cell table:formula="of:=ABS([.L14]-SUM([.A100:.A110])/10)*100" office:value-type="float" office:value="8.10000181195">
            <text:p>8,100</text:p>
          </table:table-cell>
          <table:table-cell table:formula="of:=SUM([.B100:.B110])/10" office:value-type="float" office:value="0.825999975204">
            <text:p>0,8259999752</text:p>
          </table:table-cell>
          <table:table-cell table:formula="of:=SUM([.C100:.C110])/10" office:value-type="float" office:value="1.154999995233">
            <text:p>1,1549999952</text:p>
          </table:table-cell>
          <table:table-cell table:formula="of:=SUM([.D100:.D110])/10" office:value-type="float" office:value="1.457999956607">
            <text:p>1,4579999566</text:p>
          </table:table-cell>
          <table:table-cell table:formula="of:=SUM([.E100:.E110])/10" office:value-type="float" office:value="1.596999955177">
            <text:p>1,5969999552</text:p>
          </table:table-cell>
          <table:table-cell table:formula="of:=SUM([.F100:.F110])/10" office:value-type="float" office:value="1.858999931814">
            <text:p>1,8589999318</text:p>
          </table:table-cell>
          <table:table-cell table:formula="of:=SUM([.G100:.G110])/10" office:value-type="float" office:value="1.998999953273">
            <text:p>1,9989999533</text:p>
          </table:table-cell>
          <table:table-cell table:formula="of:=SUM([.H100:.H110])/10" office:value-type="float" office:value="2.039999961856">
            <text:p>2,0399999619</text:p>
          </table:table-cell>
          <table:table-cell table:formula="of:=SUM([.I100:.I110])/10" office:value-type="float" office:value="2.039999961856">
            <text:p>2,0399999619</text:p>
          </table:table-cell>
          <table:table-cell table:number-columns-repeated="1002"/>
        </table:table-row>
        <table:table-row table:style-name="ro1">
          <table:table-cell office:value-type="float" office:value="1.19999992847">
            <text:p>1,1999999285</text:p>
          </table:table-cell>
          <table:table-cell office:value-type="float" office:value="1.45999991894">
            <text:p>1,4599999189</text:p>
          </table:table-cell>
          <table:table-cell office:value-type="float" office:value="1.99000000954">
            <text:p>1,9900000095</text:p>
          </table:table-cell>
          <table:table-cell table:number-columns-repeated="7" office:value-type="float" office:value="2.54999995232">
            <text:p>2,5499999523</text:p>
          </table:table-cell>
          <table:table-cell/>
          <table:table-cell office:value-type="float" office:value="0.4">
            <text:p>0,40</text:p>
          </table:table-cell>
          <table:table-cell table:formula="of:=ABS([.L15]-SUM([.A114:.A124])/10)*100" office:value-type="float" office:value="6.40000134707">
            <text:p>6,400</text:p>
          </table:table-cell>
          <table:table-cell table:formula="of:=SUM([.B114:.B124])/10" office:value-type="float" office:value="0.6809999883175">
            <text:p>0,6809999883</text:p>
          </table:table-cell>
          <table:table-cell table:formula="of:=SUM([.C114:.C124])/10" office:value-type="float" office:value="1.232999968529">
            <text:p>1,2329999685</text:p>
          </table:table-cell>
          <table:table-cell table:formula="of:=SUM([.D114:.D124])/10" office:value-type="float" office:value="1.520999968053">
            <text:p>1,5209999681</text:p>
          </table:table-cell>
          <table:table-cell table:formula="of:=SUM([.E114:.E124])/10" office:value-type="float" office:value="1.769999957087">
            <text:p>1,7699999571</text:p>
          </table:table-cell>
          <table:table-cell table:formula="of:=SUM([.F114:.F124])/10" office:value-type="float" office:value="1.972999966147">
            <text:p>1,9729999661</text:p>
          </table:table-cell>
          <table:table-cell table:formula="of:=SUM([.G114:.G124])/10" office:value-type="float" office:value="2.039999961856">
            <text:p>2,0399999619</text:p>
          </table:table-cell>
          <table:table-cell table:formula="of:=SUM([.H114:.H124])/10" office:value-type="float" office:value="2.039999961856">
            <text:p>2,0399999619</text:p>
          </table:table-cell>
          <table:table-cell table:formula="of:=SUM([.I114:.I124])/10" office:value-type="float" office:value="2.039999961856">
            <text:p>2,0399999619</text:p>
          </table:table-cell>
          <table:table-cell table:number-columns-repeated="1002"/>
        </table:table-row>
        <table:table-row table:style-name="ro1">
          <table:table-cell office:value-type="float" office:value="1.20999991894">
            <text:p>1,2099999189</text:p>
          </table:table-cell>
          <table:table-cell office:value-type="float" office:value="1.4699999094">
            <text:p>1,4699999094</text:p>
          </table:table-cell>
          <table:table-cell office:value-type="float" office:value="2">
            <text:p>2,0000000000</text:p>
          </table:table-cell>
          <table:table-cell table:number-columns-repeated="7" office:value-type="float" office:value="2.54999995232">
            <text:p>2,5499999523</text:p>
          </table:table-cell>
          <table:table-cell/>
          <table:table-cell office:value-type="float" office:value="0.3">
            <text:p>0,30</text:p>
          </table:table-cell>
          <table:table-cell table:formula="of:=ABS([.L16]-SUM([.A118:.A128])/10)*100" office:value-type="float" office:value="0.300000905990011">
            <text:p>0,300</text:p>
          </table:table-cell>
          <table:table-cell table:formula="of:=SUM([.B118:.B128])/10" office:value-type="float" office:value="0.6249999940395">
            <text:p>0,6249999940</text:p>
          </table:table-cell>
          <table:table-cell table:formula="of:=SUM([.C118:.C128])/10" office:value-type="float" office:value="1.062999975681">
            <text:p>1,0629999757</text:p>
          </table:table-cell>
          <table:table-cell table:formula="of:=SUM([.D118:.D128])/10" office:value-type="float" office:value="1.416999983787">
            <text:p>1,4169999838</text:p>
          </table:table-cell>
          <table:table-cell table:formula="of:=SUM([.E118:.E128])/10" office:value-type="float" office:value="1.897999954226">
            <text:p>1,8979999542</text:p>
          </table:table-cell>
          <table:table-cell table:formula="of:=SUM([.F118:.F128])/10" office:value-type="float" office:value="2.036999964717">
            <text:p>2,0369999647</text:p>
          </table:table-cell>
          <table:table-cell table:formula="of:=SUM([.G118:.G128])/10" office:value-type="float" office:value="2.039999961856">
            <text:p>2,0399999619</text:p>
          </table:table-cell>
          <table:table-cell table:formula="of:=SUM([.H118:.H128])/10" office:value-type="float" office:value="2.039999961856">
            <text:p>2,0399999619</text:p>
          </table:table-cell>
          <table:table-cell table:formula="of:=SUM([.I118:.I128])/10" office:value-type="float" office:value="2.039999961856">
            <text:p>2,0399999619</text:p>
          </table:table-cell>
          <table:table-cell table:number-columns-repeated="1002"/>
        </table:table-row>
        <table:table-row table:style-name="ro1">
          <table:table-cell table:number-columns-repeated="11"/>
          <table:table-cell office:value-type="float" office:value="0.2">
            <text:p>0,20</text:p>
          </table:table-cell>
          <table:table-cell table:formula="of:=ABS([.L17]-SUM([.A122:.A132])/10)*100" office:value-type="float" office:value="10.29999971389">
            <text:p>10,300</text:p>
          </table:table-cell>
          <table:table-cell table:formula="of:=SUM([.B122:.B132])/10" office:value-type="float" office:value="0.6499999880791">
            <text:p>0,6499999881</text:p>
          </table:table-cell>
          <table:table-cell table:formula="of:=SUM([.C122:.C132])/10" office:value-type="float" office:value="1.178999972344">
            <text:p>1,1789999723</text:p>
          </table:table-cell>
          <table:table-cell table:formula="of:=SUM([.D122:.D132])/10" office:value-type="float" office:value="1.442999982833">
            <text:p>1,4429999828</text:p>
          </table:table-cell>
          <table:table-cell table:formula="of:=SUM([.E122:.E132])/10" office:value-type="float" office:value="2.102999949457">
            <text:p>2,1029999495</text:p>
          </table:table-cell>
          <table:table-cell table:formula="of:=SUM([.F122:.F132])/10" office:value-type="float" office:value="2.291999959949">
            <text:p>2,2919999599</text:p>
          </table:table-cell>
          <table:table-cell table:formula="of:=SUM([.G122:.G132])/10" office:value-type="float" office:value="2.274999952319">
            <text:p>2,2749999523</text:p>
          </table:table-cell>
          <table:table-cell table:formula="of:=SUM([.H122:.H132])/10" office:value-type="float" office:value="2.294999957088">
            <text:p>2,2949999571</text:p>
          </table:table-cell>
          <table:table-cell table:formula="of:=SUM([.I122:.I132])/10" office:value-type="float" office:value="2.294999957088">
            <text:p>2,2949999571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"/>
          <table:table-cell office:value-type="float" office:value="0.1">
            <text:p>0,10</text:p>
          </table:table-cell>
          <table:table-cell table:formula="of:=ABS([.L18]-SUM([.A126:.A136])/10)*100" office:value-type="float" office:value="16.99999988078">
            <text:p>17,000</text:p>
          </table:table-cell>
          <table:table-cell table:formula="of:=SUM([.B126:.B136])/10" office:value-type="float" office:value="0.5719999909401">
            <text:p>0,5719999909</text:p>
          </table:table-cell>
          <table:table-cell table:formula="of:=SUM([.C126:.C136])/10" office:value-type="float" office:value="1.063999974728">
            <text:p>1,0639999747</text:p>
          </table:table-cell>
          <table:table-cell table:formula="of:=SUM([.D126:.D136])/10" office:value-type="float" office:value="1.374999976158">
            <text:p>1,3749999762</text:p>
          </table:table-cell>
          <table:table-cell table:formula="of:=SUM([.E126:.E136])/10" office:value-type="float" office:value="1.950999951364">
            <text:p>1,9509999514</text:p>
          </table:table-cell>
          <table:table-cell table:formula="of:=SUM([.F126:.F136])/10" office:value-type="float" office:value="2.036999964717">
            <text:p>2,0369999647</text:p>
          </table:table-cell>
          <table:table-cell table:formula="of:=SUM([.G126:.G136])/10" office:value-type="float" office:value="2.019999957087">
            <text:p>2,0199999571</text:p>
          </table:table-cell>
          <table:table-cell table:formula="of:=SUM([.H126:.H136])/10" office:value-type="float" office:value="2.039999961856">
            <text:p>2,0399999619</text:p>
          </table:table-cell>
          <table:table-cell table:formula="of:=SUM([.I126:.I136])/10" office:value-type="float" office:value="2.039999961856">
            <text:p>2,0399999619</text:p>
          </table:table-cell>
          <table:table-cell table:number-columns-repeated="1002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1,5m</text:p>
          </table:table-cell>
          <table:table-cell table:number-columns-repeated="9"/>
          <table:table-cell office:value-type="float" office:value="0.05">
            <text:p>0,05</text:p>
          </table:table-cell>
          <table:table-cell table:formula="of:=ABS([.L19]-SUM([.A140:.A150])/10)*100" office:value-type="float" office:value="14.59999978544">
            <text:p>14,600</text:p>
          </table:table-cell>
          <table:table-cell table:formula="of:=SUM([.B140:.B150])/10" office:value-type="float" office:value="0.3649999916553">
            <text:p>0,3649999917</text:p>
          </table:table-cell>
          <table:table-cell table:formula="of:=SUM([.C140:.C150])/10" office:value-type="float" office:value="0.7549999713895">
            <text:p>0,7549999714</text:p>
          </table:table-cell>
          <table:table-cell table:formula="of:=SUM([.D140:.D150])/10" office:value-type="float" office:value="1.125999975203">
            <text:p>1,1259999752</text:p>
          </table:table-cell>
          <table:table-cell table:formula="of:=SUM([.E140:.E150])/10" office:value-type="float" office:value="1.361999940872">
            <text:p>1,3619999409</text:p>
          </table:table-cell>
          <table:table-cell table:formula="of:=SUM([.F140:.F150])/10" office:value-type="float" office:value="1.604999947549">
            <text:p>1,6049999475</text:p>
          </table:table-cell>
          <table:table-cell table:formula="of:=SUM([.G140:.G150])/10" office:value-type="float" office:value="1.878999960424">
            <text:p>1,8789999604</text:p>
          </table:table-cell>
          <table:table-cell table:formula="of:=SUM([.H140:.H150])/10" office:value-type="float" office:value="1.946999955179">
            <text:p>1,9469999552</text:p>
          </table:table-cell>
          <table:table-cell table:formula="of:=SUM([.I140:.I150])/10" office:value-type="float" office:value="1.978999948504">
            <text:p>1,9789999485</text:p>
          </table:table-cell>
          <table:table-cell table:number-columns-repeated="1002"/>
        </table:table-row>
        <table:table-row table:style-name="ro1">
          <table:table-cell office:value-type="float" office:value="1.12000000477">
            <text:p>1,1200000048</text:p>
          </table:table-cell>
          <table:table-cell office:value-type="float" office:value="1.5">
            <text:p>1,5000000000</text:p>
          </table:table-cell>
          <table:table-cell office:value-type="float" office:value="1.87999999523">
            <text:p>1,8799999952</text:p>
          </table:table-cell>
          <table:table-cell office:value-type="float" office:value="2.20000004768">
            <text:p>2,200000047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5">
            <text:p>1,5000000000</text:p>
          </table:table-cell>
          <table:table-cell office:value-type="float" office:value="1.87999999523">
            <text:p>1,8799999952</text:p>
          </table:table-cell>
          <table:table-cell office:value-type="float" office:value="2.07999992371">
            <text:p>2,0799999237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11000001431">
            <text:p>1,1100000143</text:p>
          </table:table-cell>
          <table:table-cell office:value-type="float" office:value="1.49000000954">
            <text:p>1,4900000095</text:p>
          </table:table-cell>
          <table:table-cell office:value-type="float" office:value="1.87999999523">
            <text:p>1,8799999952</text:p>
          </table:table-cell>
          <table:table-cell office:value-type="float" office:value="2.14999985695">
            <text:p>2,1499998570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11000001431">
            <text:p>1,1100000143</text:p>
          </table:table-cell>
          <table:table-cell office:value-type="float" office:value="1.49000000954">
            <text:p>1,4900000095</text:p>
          </table:table-cell>
          <table:table-cell office:value-type="float" office:value="1.87999999523">
            <text:p>1,8799999952</text:p>
          </table:table-cell>
          <table:table-cell office:value-type="float" office:value="2.00999999046">
            <text:p>2,0099999905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2"/>
          <table:table-cell>
            <draw:frame table:end-cell-address="Links_.U49" table:end-x="1.414cm" table:end-y="0.095cm" draw:z-index="0" draw:style-name="gr1" svg:width="21.714cm" svg:height="11.052cm" svg:x="0.101cm" svg:y="0.1cm">
              <draw:object draw:notify-on-update-of-ranges="Links_.L6:Links_.L6 Links_.L7:Links_.L19 Links_.M6:Links_.M6 Links_.M7:Links_.M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1.5">
            <text:p>1,5000000000</text:p>
          </table:table-cell>
          <table:table-cell office:value-type="float" office:value="2.00999999046">
            <text:p>2,0099999905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49000000954">
            <text:p>1,4900000095</text:p>
          </table:table-cell>
          <table:table-cell office:value-type="float" office:value="1.88999998569">
            <text:p>1,8899999857</text:p>
          </table:table-cell>
          <table:table-cell office:value-type="float" office:value="2.14999985695">
            <text:p>2,1499998570</text:p>
          </table:table-cell>
          <table:table-cell office:value-type="float" office:value="2.20000004768">
            <text:p>2,200000047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5">
            <text:p>1,5000000000</text:p>
          </table:table-cell>
          <table:table-cell office:value-type="float" office:value="1.88999998569">
            <text:p>1,8899999857</text:p>
          </table:table-cell>
          <table:table-cell office:value-type="float" office:value="2.19000005722">
            <text:p>2,190000057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49000000954">
            <text:p>1,4900000095</text:p>
          </table:table-cell>
          <table:table-cell office:value-type="float" office:value="1.87000000477">
            <text:p>1,8700000048</text:p>
          </table:table-cell>
          <table:table-cell office:value-type="float" office:value="2">
            <text:p>2,0000000000</text:p>
          </table:table-cell>
          <table:table-cell office:value-type="float" office:value="2.08999991417">
            <text:p>2,0899999142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11000001431">
            <text:p>1,1100000143</text:p>
          </table:table-cell>
          <table:table-cell office:value-type="float" office:value="1.5">
            <text:p>1,5000000000</text:p>
          </table:table-cell>
          <table:table-cell office:value-type="float" office:value="1.95999991894">
            <text:p>1,9599999189</text:p>
          </table:table-cell>
          <table:table-cell office:value-type="float" office:value="2.04999995232">
            <text:p>2,0499999523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12000000477">
            <text:p>1,1200000048</text:p>
          </table:table-cell>
          <table:table-cell office:value-type="float" office:value="1.49000000954">
            <text:p>1,4900000095</text:p>
          </table:table-cell>
          <table:table-cell office:value-type="float" office:value="1.87999999523">
            <text:p>1,8799999952</text:p>
          </table:table-cell>
          <table:table-cell office:value-type="float" office:value="2.14999985695">
            <text:p>2,1499998570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1,0m</text:p>
          </table:table-cell>
          <table:table-cell table:number-columns-repeated="1021"/>
        </table:table-row>
        <table:table-row table:style-name="ro1">
          <table:table-cell office:value-type="float" office:value="1.01999998093">
            <text:p>1,0199999809</text:p>
          </table:table-cell>
          <table:table-cell office:value-type="float" office:value="1.70999991894">
            <text:p>1,7099999189</text:p>
          </table:table-cell>
          <table:table-cell office:value-type="float" office:value="1.56999993324">
            <text:p>1,5699999332</text:p>
          </table:table-cell>
          <table:table-cell office:value-type="float" office:value="1.70999991894">
            <text:p>1,7099999189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79999959469">
            <text:p>0,9799999595</text:p>
          </table:table-cell>
          <table:table-cell office:value-type="float" office:value="1.51999998093">
            <text:p>1,5199999809</text:p>
          </table:table-cell>
          <table:table-cell office:value-type="float" office:value="2.54999995232">
            <text:p>2,5499999523</text:p>
          </table:table-cell>
          <table:table-cell office:value-type="float" office:value="1.74000000954">
            <text:p>1,7400000095</text:p>
          </table:table-cell>
          <table:table-cell office:value-type="float" office:value="1.86000001431">
            <text:p>1,8600000143</text:p>
          </table:table-cell>
          <table:table-cell office:value-type="float" office:value="2.02999997139">
            <text:p>2,0299999714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1.74000000954">
            <text:p>1,7400000095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1.86000001431">
            <text:p>1,8600000143</text:p>
          </table:table-cell>
          <table:table-cell office:value-type="float" office:value="2.03999996185">
            <text:p>2,0399999619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1.32999992371">
            <text:p>1,3299999237</text:p>
          </table:table-cell>
          <table:table-cell office:value-type="float" office:value="1.51999998093">
            <text:p>1,5199999809</text:p>
          </table:table-cell>
          <table:table-cell office:value-type="float" office:value="1.86000001431">
            <text:p>1,8600000143</text:p>
          </table:table-cell>
          <table:table-cell office:value-type="float" office:value="2.02999997139">
            <text:p>2,029999971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69999969006">
            <text:p>0,9699999690</text:p>
          </table:table-cell>
          <table:table-cell office:value-type="float" office:value="1.35000002384">
            <text:p>1,3500000238</text:p>
          </table:table-cell>
          <table:table-cell office:value-type="float" office:value="1.50999999046">
            <text:p>1,5099999905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89999949932">
            <text:p>0,9899999499</text:p>
          </table:table-cell>
          <table:table-cell office:value-type="float" office:value="1.65999996662">
            <text:p>1,6599999666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03999996185">
            <text:p>2,039999961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69999969006">
            <text:p>0,9699999690</text:p>
          </table:table-cell>
          <table:table-cell office:value-type="float" office:value="1.56999993324">
            <text:p>1,5699999332</text:p>
          </table:table-cell>
          <table:table-cell office:value-type="float" office:value="2.54999995232">
            <text:p>2,5499999523</text:p>
          </table:table-cell>
          <table:table-cell office:value-type="float" office:value="2">
            <text:p>2,0000000000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79999959469">
            <text:p>0,9799999595</text:p>
          </table:table-cell>
          <table:table-cell office:value-type="float" office:value="1.62999999523">
            <text:p>1,6299999952</text:p>
          </table:table-cell>
          <table:table-cell office:value-type="float" office:value="2.16999983788">
            <text:p>2,1699998379</text:p>
          </table:table-cell>
          <table:table-cell office:value-type="float" office:value="1.68999993801">
            <text:p>1,6899999380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69999969006">
            <text:p>0,9699999690</text:p>
          </table:table-cell>
          <table:table-cell office:value-type="float" office:value="1.58999991417">
            <text:p>1,5899999142</text:p>
          </table:table-cell>
          <table:table-cell office:value-type="float" office:value="1.70999991894">
            <text:p>1,7099999189</text:p>
          </table:table-cell>
          <table:table-cell office:value-type="float" office:value="1.78999996185">
            <text:p>1,7899999619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89999949932">
            <text:p>0,9899999499</text:p>
          </table:table-cell>
          <table:table-cell office:value-type="float" office:value="1.65999996662">
            <text:p>1,6599999666</text:p>
          </table:table-cell>
          <table:table-cell office:value-type="float" office:value="2.24000000954">
            <text:p>2,2400000095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1.89999997616">
            <text:p>1,8999999762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9m</text:p>
          </table:table-cell>
          <table:table-cell table:number-columns-repeated="1021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3999991417">
            <text:p>1,8399999142</text:p>
          </table:table-cell>
          <table:table-cell office:value-type="float" office:value="2">
            <text:p>2,0000000000</text:p>
          </table:table-cell>
          <table:table-cell office:value-type="float" office:value="2.07999992371">
            <text:p>2,0799999237</text:p>
          </table:table-cell>
          <table:table-cell office:value-type="float" office:value="2.16999983788">
            <text:p>2,169999837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4999990463">
            <text:p>1,8499999046</text:p>
          </table:table-cell>
          <table:table-cell office:value-type="float" office:value="2.06999993324">
            <text:p>2,0699999332</text:p>
          </table:table-cell>
          <table:table-cell office:value-type="float" office:value="2.22000002861">
            <text:p>2,2200000286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19999957085">
            <text:p>0,9199999571</text:p>
          </table:table-cell>
          <table:table-cell office:value-type="float" office:value="1.83999991417">
            <text:p>1,8399999142</text:p>
          </table:table-cell>
          <table:table-cell office:value-type="float" office:value="2.04999995232">
            <text:p>2,0499999523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4999990463">
            <text:p>1,8499999046</text:p>
          </table:table-cell>
          <table:table-cell office:value-type="float" office:value="2.01999998093">
            <text:p>2,0199999809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4999990463">
            <text:p>1,8499999046</text:p>
          </table:table-cell>
          <table:table-cell office:value-type="float" office:value="2.04999995232">
            <text:p>2,0499999523</text:p>
          </table:table-cell>
          <table:table-cell office:value-type="float" office:value="2.21000003815">
            <text:p>2,2100000382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75999999046">
            <text:p>1,7599999905</text:p>
          </table:table-cell>
          <table:table-cell office:value-type="float" office:value="1.84999990463">
            <text:p>1,8499999046</text:p>
          </table:table-cell>
          <table:table-cell office:value-type="float" office:value="2.12999987602">
            <text:p>2,1299998760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73000001907">
            <text:p>1,7300000191</text:p>
          </table:table-cell>
          <table:table-cell office:value-type="float" office:value="1.86000001431">
            <text:p>1,8600000143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19999957085">
            <text:p>0,9199999571</text:p>
          </table:table-cell>
          <table:table-cell office:value-type="float" office:value="1.84999990463">
            <text:p>1,8499999046</text:p>
          </table:table-cell>
          <table:table-cell office:value-type="float" office:value="2.02999997139">
            <text:p>2,0299999714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64999997616">
            <text:p>1,6499999762</text:p>
          </table:table-cell>
          <table:table-cell office:value-type="float" office:value="1.75">
            <text:p>1,7500000000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19999957085">
            <text:p>0,9199999571</text:p>
          </table:table-cell>
          <table:table-cell office:value-type="float" office:value="1.77999997139">
            <text:p>1,7799999714</text:p>
          </table:table-cell>
          <table:table-cell office:value-type="float" office:value="2.11999988556">
            <text:p>2,1199998856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8m</text:p>
          </table:table-cell>
          <table:table-cell table:number-columns-repeated="1021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45999991894">
            <text:p>1,4599999189</text:p>
          </table:table-cell>
          <table:table-cell office:value-type="float" office:value="2.54999995232">
            <text:p>2,5499999523</text:p>
          </table:table-cell>
          <table:table-cell office:value-type="float" office:value="1.37999999523">
            <text:p>1,3799999952</text:p>
          </table:table-cell>
          <table:table-cell office:value-type="float" office:value="1.80999994278">
            <text:p>1,8099999428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45999991894">
            <text:p>1,4599999189</text:p>
          </table:table-cell>
          <table:table-cell office:value-type="float" office:value="1.56999993324">
            <text:p>1,569999933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03999996185">
            <text:p>1,0399999619</text:p>
          </table:table-cell>
          <table:table-cell office:value-type="float" office:value="1.70999991894">
            <text:p>1,7099999189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9999992847">
            <text:p>0,8199999928</text:p>
          </table:table-cell>
          <table:table-cell office:value-type="float" office:value="1.58999991417">
            <text:p>1,5899999142</text:p>
          </table:table-cell>
          <table:table-cell office:value-type="float" office:value="1.89999997616">
            <text:p>1,899999976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31999993324">
            <text:p>1,3199999332</text:p>
          </table:table-cell>
          <table:table-cell office:value-type="float" office:value="2.44000005722">
            <text:p>2,440000057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9999992847">
            <text:p>0,8199999928</text:p>
          </table:table-cell>
          <table:table-cell office:value-type="float" office:value="1.25999999046">
            <text:p>1,2599999905</text:p>
          </table:table-cell>
          <table:table-cell office:value-type="float" office:value="2.3599998951">
            <text:p>2,3599998951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27999997139">
            <text:p>1,2799999714</text:p>
          </table:table-cell>
          <table:table-cell office:value-type="float" office:value="1.37000000477">
            <text:p>1,3700000048</text:p>
          </table:table-cell>
          <table:table-cell office:value-type="float" office:value="1.45999991894">
            <text:p>1,4599999189</text:p>
          </table:table-cell>
          <table:table-cell office:value-type="float" office:value="1.64999997616">
            <text:p>1,649999976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9999992847">
            <text:p>0,8199999928</text:p>
          </table:table-cell>
          <table:table-cell office:value-type="float" office:value="1.27999997139">
            <text:p>1,2799999714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23000001907">
            <text:p>1,2300000191</text:p>
          </table:table-cell>
          <table:table-cell office:value-type="float" office:value="1.89999997616">
            <text:p>1,8999999762</text:p>
          </table:table-cell>
          <table:table-cell office:value-type="float" office:value="1.33999991417">
            <text:p>1,3399999142</text:p>
          </table:table-cell>
          <table:table-cell office:value-type="float" office:value="2.44000005722">
            <text:p>2,440000057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9999992847">
            <text:p>0,8199999928</text:p>
          </table:table-cell>
          <table:table-cell office:value-type="float" office:value="1.50999999046">
            <text:p>1,5099999905</text:p>
          </table:table-cell>
          <table:table-cell office:value-type="float" office:value="1.58999991417">
            <text:p>1,5899999142</text:p>
          </table:table-cell>
          <table:table-cell office:value-type="float" office:value="1.7199999094">
            <text:p>1,7199999094</text:p>
          </table:table-cell>
          <table:table-cell office:value-type="float" office:value="1.88999998569">
            <text:p>1,8899999857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7m</text:p>
          </table:table-cell>
          <table:table-cell table:number-columns-repeated="1021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41999995708">
            <text:p>1,4199999571</text:p>
          </table:table-cell>
          <table:table-cell office:value-type="float" office:value="1.78999996185">
            <text:p>1,7899999619</text:p>
          </table:table-cell>
          <table:table-cell office:value-type="float" office:value="2.05999994278">
            <text:p>2,0599999428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29999959469">
            <text:p>0,7299999595</text:p>
          </table:table-cell>
          <table:table-cell office:value-type="float" office:value="1.43999993801">
            <text:p>1,4399999380</text:p>
          </table:table-cell>
          <table:table-cell office:value-type="float" office:value="1.58999991417">
            <text:p>1,5899999142</text:p>
          </table:table-cell>
          <table:table-cell office:value-type="float" office:value="2.07999992371">
            <text:p>2,079999923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40999996662">
            <text:p>1,4099999666</text:p>
          </table:table-cell>
          <table:table-cell office:value-type="float" office:value="1.62999999523">
            <text:p>1,6299999952</text:p>
          </table:table-cell>
          <table:table-cell office:value-type="float" office:value="1.77999997139">
            <text:p>1,7799999714</text:p>
          </table:table-cell>
          <table:table-cell office:value-type="float" office:value="1.94999992847">
            <text:p>1,949999928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29999959469">
            <text:p>0,7299999595</text:p>
          </table:table-cell>
          <table:table-cell office:value-type="float" office:value="1.41999995708">
            <text:p>1,4199999571</text:p>
          </table:table-cell>
          <table:table-cell office:value-type="float" office:value="1.77999997139">
            <text:p>1,7799999714</text:p>
          </table:table-cell>
          <table:table-cell office:value-type="float" office:value="1.93999993801">
            <text:p>1,9399999380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44999992847">
            <text:p>1,4499999285</text:p>
          </table:table-cell>
          <table:table-cell office:value-type="float" office:value="1.54999995232">
            <text:p>1,5499999523</text:p>
          </table:table-cell>
          <table:table-cell office:value-type="float" office:value="1.7199999094">
            <text:p>1,7199999094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38999998569">
            <text:p>1,3899999857</text:p>
          </table:table-cell>
          <table:table-cell office:value-type="float" office:value="1.61000001431">
            <text:p>1,6100000143</text:p>
          </table:table-cell>
          <table:table-cell office:value-type="float" office:value="1.76999998093">
            <text:p>1,7699999809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43999993801">
            <text:p>1,4399999380</text:p>
          </table:table-cell>
          <table:table-cell office:value-type="float" office:value="1.67999994755">
            <text:p>1,6799999476</text:p>
          </table:table-cell>
          <table:table-cell office:value-type="float" office:value="1.78999996185">
            <text:p>1,7899999619</text:p>
          </table:table-cell>
          <table:table-cell office:value-type="float" office:value="1.90999996662">
            <text:p>1,9099999666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41999995708">
            <text:p>1,4199999571</text:p>
          </table:table-cell>
          <table:table-cell office:value-type="float" office:value="2.18000006676">
            <text:p>2,1800000668</text:p>
          </table:table-cell>
          <table:table-cell office:value-type="float" office:value="2.50999999046">
            <text:p>2,5099999905</text:p>
          </table:table-cell>
          <table:table-cell office:value-type="float" office:value="1.84999990463">
            <text:p>1,8499999046</text:p>
          </table:table-cell>
          <table:table-cell office:value-type="float" office:value="2.18000006676">
            <text:p>2,1800000668</text:p>
          </table:table-cell>
          <table:table-cell office:value-type="float" office:value="2.46000003815">
            <text:p>2,4600000382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44999992847">
            <text:p>1,4499999285</text:p>
          </table:table-cell>
          <table:table-cell office:value-type="float" office:value="1.78999996185">
            <text:p>1,7899999619</text:p>
          </table:table-cell>
          <table:table-cell office:value-type="float" office:value="1.80999994278">
            <text:p>1,8099999428</text:p>
          </table:table-cell>
          <table:table-cell office:value-type="float" office:value="2.07999992371">
            <text:p>2,0799999237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42999994755">
            <text:p>1,4299999476</text:p>
          </table:table-cell>
          <table:table-cell office:value-type="float" office:value="1.77999997139">
            <text:p>1,7799999714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3599998951">
            <text:p>2,3599998951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6m</text:p>
          </table:table-cell>
          <table:table-cell table:number-columns-repeated="1021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4000000954">
            <text:p>1,2400000095</text:p>
          </table:table-cell>
          <table:table-cell office:value-type="float" office:value="1.75999999046">
            <text:p>1,7599999905</text:p>
          </table:table-cell>
          <table:table-cell table:number-columns-repeated="2" office:value-type="float" office:value="2.06999993324">
            <text:p>2,069999933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5">
            <text:p>1,2500000000</text:p>
          </table:table-cell>
          <table:table-cell office:value-type="float" office:value="1.75999999046">
            <text:p>1,7599999905</text:p>
          </table:table-cell>
          <table:table-cell office:value-type="float" office:value="2.07999992371">
            <text:p>2,079999923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5999999046">
            <text:p>1,2599999905</text:p>
          </table:table-cell>
          <table:table-cell office:value-type="float" office:value="1.75">
            <text:p>1,7500000000</text:p>
          </table:table-cell>
          <table:table-cell office:value-type="float" office:value="1.91999995708">
            <text:p>1,9199999571</text:p>
          </table:table-cell>
          <table:table-cell office:value-type="float" office:value="2.22000002861">
            <text:p>2,2200000286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4000000954">
            <text:p>1,2400000095</text:p>
          </table:table-cell>
          <table:table-cell office:value-type="float" office:value="1.57999992371">
            <text:p>1,5799999237</text:p>
          </table:table-cell>
          <table:table-cell office:value-type="float" office:value="1.74000000954">
            <text:p>1,7400000095</text:p>
          </table:table-cell>
          <table:table-cell office:value-type="float" office:value="2.06999993324">
            <text:p>2,0699999332</text:p>
          </table:table-cell>
          <table:table-cell office:value-type="float" office:value="2.07999992371">
            <text:p>2,0799999237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0000004768">
            <text:p>0,6200000048</text:p>
          </table:table-cell>
          <table:table-cell office:value-type="float" office:value="1.26999998093">
            <text:p>1,2699999809</text:p>
          </table:table-cell>
          <table:table-cell office:value-type="float" office:value="1.75999999046">
            <text:p>1,7599999905</text:p>
          </table:table-cell>
          <table:table-cell office:value-type="float" office:value="2.08999991417">
            <text:p>2,0899999142</text:p>
          </table:table-cell>
          <table:table-cell office:value-type="float" office:value="2.24000000954">
            <text:p>2,240000009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9999995232">
            <text:p>1,2999999523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4000000954">
            <text:p>1,2400000095</text:p>
          </table:table-cell>
          <table:table-cell office:value-type="float" office:value="1.74000000954">
            <text:p>1,7400000095</text:p>
          </table:table-cell>
          <table:table-cell office:value-type="float" office:value="2.02999997139">
            <text:p>2,0299999714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0000004768">
            <text:p>0,6200000048</text:p>
          </table:table-cell>
          <table:table-cell office:value-type="float" office:value="1.23000001907">
            <text:p>1,2300000191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0000004768">
            <text:p>0,6200000048</text:p>
          </table:table-cell>
          <table:table-cell office:value-type="float" office:value="1.25999999046">
            <text:p>1,2599999905</text:p>
          </table:table-cell>
          <table:table-cell office:value-type="float" office:value="1.74000000954">
            <text:p>1,7400000095</text:p>
          </table:table-cell>
          <table:table-cell office:value-type="float" office:value="2.54999995232">
            <text:p>2,5499999523</text:p>
          </table:table-cell>
          <table:table-cell office:value-type="float" office:value="2.07999992371">
            <text:p>2,0799999237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6999998093">
            <text:p>1,2699999809</text:p>
          </table:table-cell>
          <table:table-cell office:value-type="float" office:value="1.74000000954">
            <text:p>1,7400000095</text:p>
          </table:table-cell>
          <table:table-cell office:value-type="float" office:value="1.86000001431">
            <text:p>1,8600000143</text:p>
          </table:table-cell>
          <table:table-cell office:value-type="float" office:value="2.05999994278">
            <text:p>2,0599999428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5m</text:p>
          </table:table-cell>
          <table:table-cell table:number-columns-repeated="1021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03999996185">
            <text:p>1,0399999619</text:p>
          </table:table-cell>
          <table:table-cell office:value-type="float" office:value="1.12000000477">
            <text:p>1,1200000048</text:p>
          </table:table-cell>
          <table:table-cell office:value-type="float" office:value="1.76999998093">
            <text:p>1,7699999809</text:p>
          </table:table-cell>
          <table:table-cell office:value-type="float" office:value="1.87999999523">
            <text:p>1,879999995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03999996185">
            <text:p>1,0399999619</text:p>
          </table:table-cell>
          <table:table-cell office:value-type="float" office:value="1.67999994755">
            <text:p>1,6799999476</text:p>
          </table:table-cell>
          <table:table-cell office:value-type="float" office:value="1.82999992371">
            <text:p>1,8299999237</text:p>
          </table:table-cell>
          <table:table-cell office:value-type="float" office:value="2.18000006676">
            <text:p>2,1800000668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19999980927">
            <text:p>0,5199999809</text:p>
          </table:table-cell>
          <table:table-cell office:value-type="float" office:value="1.03999996185">
            <text:p>1,0399999619</text:p>
          </table:table-cell>
          <table:table-cell office:value-type="float" office:value="1.12000000477">
            <text:p>1,1200000048</text:p>
          </table:table-cell>
          <table:table-cell office:value-type="float" office:value="1.77999997139">
            <text:p>1,7799999714</text:p>
          </table:table-cell>
          <table:table-cell office:value-type="float" office:value="2.06999993324">
            <text:p>2,069999933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19999980927">
            <text:p>0,5199999809</text:p>
          </table:table-cell>
          <table:table-cell office:value-type="float" office:value="1.02999997139">
            <text:p>1,0299999714</text:p>
          </table:table-cell>
          <table:table-cell office:value-type="float" office:value="1.11000001431">
            <text:p>1,1100000143</text:p>
          </table:table-cell>
          <table:table-cell office:value-type="float" office:value="1.70999991894">
            <text:p>1,7099999189</text:p>
          </table:table-cell>
          <table:table-cell office:value-type="float" office:value="1.78999996185">
            <text:p>1,7899999619</text:p>
          </table:table-cell>
          <table:table-cell office:value-type="float" office:value="2.12999987602">
            <text:p>2,1299998760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19999980927">
            <text:p>0,5199999809</text:p>
          </table:table-cell>
          <table:table-cell office:value-type="float" office:value="1.02999997139">
            <text:p>1,0299999714</text:p>
          </table:table-cell>
          <table:table-cell office:value-type="float" office:value="1.61000001431">
            <text:p>1,6100000143</text:p>
          </table:table-cell>
          <table:table-cell office:value-type="float" office:value="1.9699999094">
            <text:p>1,9699999094</text:p>
          </table:table-cell>
          <table:table-cell office:value-type="float" office:value="2.29999995232">
            <text:p>2,2999999523</text:p>
          </table:table-cell>
          <table:table-cell office:value-type="float" office:value="1.9699999094">
            <text:p>1,9699999094</text:p>
          </table:table-cell>
          <table:table-cell office:value-type="float" office:value="2.13999986649">
            <text:p>2,1399998665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02999997139">
            <text:p>1,0299999714</text:p>
          </table:table-cell>
          <table:table-cell office:value-type="float" office:value="1.64999997616">
            <text:p>1,6499999762</text:p>
          </table:table-cell>
          <table:table-cell office:value-type="float" office:value="1.77999997139">
            <text:p>1,7799999714</text:p>
          </table:table-cell>
          <table:table-cell office:value-type="float" office:value="1.90999996662">
            <text:p>1,9099999666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02999997139">
            <text:p>1,0299999714</text:p>
          </table:table-cell>
          <table:table-cell office:value-type="float" office:value="1.65999996662">
            <text:p>1,6599999666</text:p>
          </table:table-cell>
          <table:table-cell office:value-type="float" office:value="1.77999997139">
            <text:p>1,7799999714</text:p>
          </table:table-cell>
          <table:table-cell office:value-type="float" office:value="1.92999994755">
            <text:p>1,9299999476</text:p>
          </table:table-cell>
          <table:table-cell office:value-type="float" office:value="2.14999985695">
            <text:p>2,1499998570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19999980927">
            <text:p>0,5199999809</text:p>
          </table:table-cell>
          <table:table-cell office:value-type="float" office:value="1.03999996185">
            <text:p>1,0399999619</text:p>
          </table:table-cell>
          <table:table-cell office:value-type="float" office:value="1.12000000477">
            <text:p>1,1200000048</text:p>
          </table:table-cell>
          <table:table-cell office:value-type="float" office:value="1.78999996185">
            <text:p>1,7899999619</text:p>
          </table:table-cell>
          <table:table-cell office:value-type="float" office:value="1.90999996662">
            <text:p>1,9099999666</text:p>
          </table:table-cell>
          <table:table-cell office:value-type="float" office:value="2.13999986649">
            <text:p>2,1399998665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02999997139">
            <text:p>1,0299999714</text:p>
          </table:table-cell>
          <table:table-cell office:value-type="float" office:value="1.66999995708">
            <text:p>1,6699999571</text:p>
          </table:table-cell>
          <table:table-cell office:value-type="float" office:value="1.97999989986">
            <text:p>1,9799998999</text:p>
          </table:table-cell>
          <table:table-cell office:value-type="float" office:value="2.16999983788">
            <text:p>2,169999837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19999980927">
            <text:p>0,5199999809</text:p>
          </table:table-cell>
          <table:table-cell office:value-type="float" office:value="1.02999997139">
            <text:p>1,0299999714</text:p>
          </table:table-cell>
          <table:table-cell office:value-type="float" office:value="1.61000001431">
            <text:p>1,6100000143</text:p>
          </table:table-cell>
          <table:table-cell office:value-type="float" office:value="1.78999996185">
            <text:p>1,7899999619</text:p>
          </table:table-cell>
          <table:table-cell office:value-type="float" office:value="1.88999998569">
            <text:p>1,8899999857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4m</text:p>
          </table:table-cell>
          <table:table-cell table:number-columns-repeated="1021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599999547">
            <text:p>0,8599999547</text:p>
          </table:table-cell>
          <table:table-cell office:value-type="float" office:value="1.66999995708">
            <text:p>1,6699999571</text:p>
          </table:table-cell>
          <table:table-cell office:value-type="float" office:value="1.51999998093">
            <text:p>1,5199999809</text:p>
          </table:table-cell>
          <table:table-cell office:value-type="float" office:value="1.78999996185">
            <text:p>1,7899999619</text:p>
          </table:table-cell>
          <table:table-cell office:value-type="float" office:value="2.09999990463">
            <text:p>2,0999999046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70000004768">
            <text:p>0,8700000048</text:p>
          </table:table-cell>
          <table:table-cell office:value-type="float" office:value="1.36000001431">
            <text:p>1,3600000143</text:p>
          </table:table-cell>
          <table:table-cell office:value-type="float" office:value="1.49000000954">
            <text:p>1,4900000095</text:p>
          </table:table-cell>
          <table:table-cell office:value-type="float" office:value="1.62000000477">
            <text:p>1,6200000048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599999547">
            <text:p>0,8599999547</text:p>
          </table:table-cell>
          <table:table-cell office:value-type="float" office:value="1.57999992371">
            <text:p>1,5799999237</text:p>
          </table:table-cell>
          <table:table-cell office:value-type="float" office:value="1.83999991417">
            <text:p>1,8399999142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49999964237">
            <text:p>0,8499999642</text:p>
          </table:table-cell>
          <table:table-cell office:value-type="float" office:value="2.51999998093">
            <text:p>2,5199999809</text:p>
          </table:table-cell>
          <table:table-cell office:value-type="float" office:value="2.54999995232">
            <text:p>2,5499999523</text:p>
          </table:table-cell>
          <table:table-cell office:value-type="float" office:value="1.70999991894">
            <text:p>1,7099999189</text:p>
          </table:table-cell>
          <table:table-cell office:value-type="float" office:value="1.87999999523">
            <text:p>1,8799999952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39999973774">
            <text:p>0,8399999738</text:p>
          </table:table-cell>
          <table:table-cell office:value-type="float" office:value="1.5">
            <text:p>1,5000000000</text:p>
          </table:table-cell>
          <table:table-cell office:value-type="float" office:value="1.73000001907">
            <text:p>1,7300000191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39999997616">
            <text:p>0,4399999976</text:p>
          </table:table-cell>
          <table:table-cell office:value-type="float" office:value="0.879999995232">
            <text:p>0,8799999952</text:p>
          </table:table-cell>
          <table:table-cell office:value-type="float" office:value="1.42999994755">
            <text:p>1,4299999476</text:p>
          </table:table-cell>
          <table:table-cell office:value-type="float" office:value="1.57999992371">
            <text:p>1,5799999237</text:p>
          </table:table-cell>
          <table:table-cell office:value-type="float" office:value="1.7199999094">
            <text:p>1,719999909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49999964237">
            <text:p>0,8499999642</text:p>
          </table:table-cell>
          <table:table-cell office:value-type="float" office:value="1.51999998093">
            <text:p>1,5199999809</text:p>
          </table:table-cell>
          <table:table-cell office:value-type="float" office:value="1.67999994755">
            <text:p>1,6799999476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39999997616">
            <text:p>0,4399999976</text:p>
          </table:table-cell>
          <table:table-cell office:value-type="float" office:value="0.870000004768">
            <text:p>0,8700000048</text:p>
          </table:table-cell>
          <table:table-cell office:value-type="float" office:value="1.06999993324">
            <text:p>1,0699999332</text:p>
          </table:table-cell>
          <table:table-cell office:value-type="float" office:value="1.81999993324">
            <text:p>1,8199999332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79999995232">
            <text:p>0,8799999952</text:p>
          </table:table-cell>
          <table:table-cell office:value-type="float" office:value="1.52999997139">
            <text:p>1,5299999714</text:p>
          </table:table-cell>
          <table:table-cell office:value-type="float" office:value="1.79999995232">
            <text:p>1,7999999523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70000004768">
            <text:p>0,8700000048</text:p>
          </table:table-cell>
          <table:table-cell office:value-type="float" office:value="1.59999990463">
            <text:p>1,5999999046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3m</text:p>
          </table:table-cell>
          <table:table-cell table:number-columns-repeated="1021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769999980927">
            <text:p>0,7699999809</text:p>
          </table:table-cell>
          <table:table-cell office:value-type="float" office:value="1.15999996662">
            <text:p>1,1599999666</text:p>
          </table:table-cell>
          <table:table-cell office:value-type="float" office:value="1.5">
            <text:p>1,5000000000</text:p>
          </table:table-cell>
          <table:table-cell office:value-type="float" office:value="1.51999998093">
            <text:p>1,519999980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699999988079">
            <text:p>0,6999999881</text:p>
          </table:table-cell>
          <table:table-cell office:value-type="float" office:value="1.14999997616">
            <text:p>1,1499999762</text:p>
          </table:table-cell>
          <table:table-cell office:value-type="float" office:value="1.50999999046">
            <text:p>1,5099999905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699999988079">
            <text:p>0,6999999881</text:p>
          </table:table-cell>
          <table:table-cell office:value-type="float" office:value="1.36000001431">
            <text:p>1,3600000143</text:p>
          </table:table-cell>
          <table:table-cell office:value-type="float" office:value="1.88999998569">
            <text:p>1,889999985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699999988079">
            <text:p>0,6999999881</text:p>
          </table:table-cell>
          <table:table-cell office:value-type="float" office:value="1.48000001907">
            <text:p>1,4800000191</text:p>
          </table:table-cell>
          <table:table-cell office:value-type="float" office:value="1.35000002384">
            <text:p>1,3500000238</text:p>
          </table:table-cell>
          <table:table-cell office:value-type="float" office:value="2.15999984741">
            <text:p>2,159999847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759999990463">
            <text:p>0,7599999905</text:p>
          </table:table-cell>
          <table:table-cell office:value-type="float" office:value="1.27999997139">
            <text:p>1,2799999714</text:p>
          </table:table-cell>
          <table:table-cell office:value-type="float" office:value="1.75">
            <text:p>1,7500000000</text:p>
          </table:table-cell>
          <table:table-cell office:value-type="float" office:value="2.54999995232">
            <text:p>2,5499999523</text:p>
          </table:table-cell>
          <table:table-cell office:value-type="float" office:value="2.51999998093">
            <text:p>2,5199999809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77999997139">
            <text:p>0,7799999714</text:p>
          </table:table-cell>
          <table:table-cell office:value-type="float" office:value="1.30999994278">
            <text:p>1,3099999428</text:p>
          </table:table-cell>
          <table:table-cell office:value-type="float" office:value="1.29999995232">
            <text:p>1,2999999523</text:p>
          </table:table-cell>
          <table:table-cell office:value-type="float" office:value="2.44000005722">
            <text:p>2,440000057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689999997616">
            <text:p>0,6899999976</text:p>
          </table:table-cell>
          <table:table-cell office:value-type="float" office:value="1.31999993324">
            <text:p>1,3199999332</text:p>
          </table:table-cell>
          <table:table-cell office:value-type="float" office:value="2.06999993324">
            <text:p>2,0699999332</text:p>
          </table:table-cell>
          <table:table-cell office:value-type="float" office:value="2.15999984741">
            <text:p>2,159999847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709999978542">
            <text:p>0,7099999785</text:p>
          </table:table-cell>
          <table:table-cell office:value-type="float" office:value="1.42999994755">
            <text:p>1,4299999476</text:p>
          </table:table-cell>
          <table:table-cell office:value-type="float" office:value="1.50999999046">
            <text:p>1,5099999905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34999990463">
            <text:p>2,3499999046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689999997616">
            <text:p>0,6899999976</text:p>
          </table:table-cell>
          <table:table-cell office:value-type="float" office:value="1.29999995232">
            <text:p>1,2999999523</text:p>
          </table:table-cell>
          <table:table-cell office:value-type="float" office:value="1.54999995232">
            <text:p>1,5499999523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689999997616">
            <text:p>0,6899999976</text:p>
          </table:table-cell>
          <table:table-cell office:value-type="float" office:value="1.15999996662">
            <text:p>1,1599999666</text:p>
          </table:table-cell>
          <table:table-cell office:value-type="float" office:value="2.32999992371">
            <text:p>2,329999923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2m</text:p>
          </table:table-cell>
          <table:table-cell table:number-columns-repeated="1021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49999988079">
            <text:p>0,4499999881</text:p>
          </table:table-cell>
          <table:table-cell office:value-type="float" office:value="1.50999999046">
            <text:p>1,5099999905</text:p>
          </table:table-cell>
          <table:table-cell office:value-type="float" office:value="1.62000000477">
            <text:p>1,6200000048</text:p>
          </table:table-cell>
          <table:table-cell office:value-type="float" office:value="1.78999996185">
            <text:p>1,7899999619</text:p>
          </table:table-cell>
          <table:table-cell office:value-type="float" office:value="1.51999998093">
            <text:p>1,5199999809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39999997616">
            <text:p>0,4399999976</text:p>
          </table:table-cell>
          <table:table-cell office:value-type="float" office:value="1.62999999523">
            <text:p>1,6299999952</text:p>
          </table:table-cell>
          <table:table-cell office:value-type="float" office:value="1.80999994278">
            <text:p>1,8099999428</text:p>
          </table:table-cell>
          <table:table-cell office:value-type="float" office:value="2.04999995232">
            <text:p>2,0499999523</text:p>
          </table:table-cell>
          <table:table-cell office:value-type="float" office:value="2.54999995232">
            <text:p>2,5499999523</text:p>
          </table:table-cell>
          <table:table-cell office:value-type="float" office:value="1.77999997139">
            <text:p>1,7799999714</text:p>
          </table:table-cell>
          <table:table-cell office:value-type="float" office:value="1.94999992847">
            <text:p>1,9499999285</text:p>
          </table:table-cell>
          <table:table-cell table:number-columns-repeated="2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439999997616">
            <text:p>0,4399999976</text:p>
          </table:table-cell>
          <table:table-cell office:value-type="float" office:value="0.789999961853">
            <text:p>0,7899999619</text:p>
          </table:table-cell>
          <table:table-cell office:value-type="float" office:value="1.51999998093">
            <text:p>1,5199999809</text:p>
          </table:table-cell>
          <table:table-cell office:value-type="float" office:value="1.66999995708">
            <text:p>1,6699999571</text:p>
          </table:table-cell>
          <table:table-cell office:value-type="float" office:value="1.82999992371">
            <text:p>1,8299999237</text:p>
          </table:table-cell>
          <table:table-cell office:value-type="float" office:value="2.07999992371">
            <text:p>2,0799999237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449999988079">
            <text:p>0,4499999881</text:p>
          </table:table-cell>
          <table:table-cell office:value-type="float" office:value="0.799999952316">
            <text:p>0,7999999523</text:p>
          </table:table-cell>
          <table:table-cell office:value-type="float" office:value="1.35000002384">
            <text:p>1,3500000238</text:p>
          </table:table-cell>
          <table:table-cell office:value-type="float" office:value="1.44999992847">
            <text:p>1,4499999285</text:p>
          </table:table-cell>
          <table:table-cell office:value-type="float" office:value="1.65999996662">
            <text:p>1,6599999666</text:p>
          </table:table-cell>
          <table:table-cell office:value-type="float" office:value="1.81999993324">
            <text:p>1,8199999332</text:p>
          </table:table-cell>
          <table:table-cell office:value-type="float" office:value="2.03999996185">
            <text:p>2,0399999619</text:p>
          </table:table-cell>
          <table:table-cell table:number-columns-repeated="2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459999978542">
            <text:p>0,4599999785</text:p>
          </table:table-cell>
          <table:table-cell office:value-type="float" office:value="0.77999997139">
            <text:p>0,7799999714</text:p>
          </table:table-cell>
          <table:table-cell office:value-type="float" office:value="1.37000000477">
            <text:p>1,3700000048</text:p>
          </table:table-cell>
          <table:table-cell office:value-type="float" office:value="1.52999997139">
            <text:p>1,5299999714</text:p>
          </table:table-cell>
          <table:table-cell office:value-type="float" office:value="2.13999986649">
            <text:p>2,1399998665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49999988079">
            <text:p>0,4499999881</text:p>
          </table:table-cell>
          <table:table-cell office:value-type="float" office:value="0.799999952316">
            <text:p>0,7999999523</text:p>
          </table:table-cell>
          <table:table-cell office:value-type="float" office:value="1.18999993801">
            <text:p>1,1899999380</text:p>
          </table:table-cell>
          <table:table-cell office:value-type="float" office:value="1.58999991417">
            <text:p>1,5899999142</text:p>
          </table:table-cell>
          <table:table-cell office:value-type="float" office:value="1.7199999094">
            <text:p>1,7199999094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37999987602">
            <text:p>2,3799998760</text:p>
          </table:table-cell>
          <table:table-cell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39999997616">
            <text:p>0,4399999976</text:p>
          </table:table-cell>
          <table:table-cell office:value-type="float" office:value="0.77999997139">
            <text:p>0,7799999714</text:p>
          </table:table-cell>
          <table:table-cell office:value-type="float" office:value="1.40999996662">
            <text:p>1,4099999666</text:p>
          </table:table-cell>
          <table:table-cell office:value-type="float" office:value="2.11999988556">
            <text:p>2,1199998856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39999997616">
            <text:p>0,4399999976</text:p>
          </table:table-cell>
          <table:table-cell office:value-type="float" office:value="1.12000000477">
            <text:p>1,1200000048</text:p>
          </table:table-cell>
          <table:table-cell office:value-type="float" office:value="1.66999995708">
            <text:p>1,6699999571</text:p>
          </table:table-cell>
          <table:table-cell office:value-type="float" office:value="1.81999993324">
            <text:p>1,8199999332</text:p>
          </table:table-cell>
          <table:table-cell table:number-columns-repeated="3" office:value-type="float" office:value="2.54999995232">
            <text:p>2,5499999523</text:p>
          </table:table-cell>
          <table:table-cell office:value-type="float" office:value="2.1099998951">
            <text:p>2,1099998951</text:p>
          </table:table-cell>
          <table:table-cell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449999988079">
            <text:p>0,4499999881</text:p>
          </table:table-cell>
          <table:table-cell office:value-type="float" office:value="0.789999961853">
            <text:p>0,7899999619</text:p>
          </table:table-cell>
          <table:table-cell office:value-type="float" office:value="1.18999993801">
            <text:p>1,1899999380</text:p>
          </table:table-cell>
          <table:table-cell office:value-type="float" office:value="1.43999993801">
            <text:p>1,4399999380</text:p>
          </table:table-cell>
          <table:table-cell office:value-type="float" office:value="1.55999994278">
            <text:p>1,5599999428</text:p>
          </table:table-cell>
          <table:table-cell office:value-type="float" office:value="1.66999995708">
            <text:p>1,6699999571</text:p>
          </table:table-cell>
          <table:table-cell office:value-type="float" office:value="2.12999987602">
            <text:p>2,1299998760</text:p>
          </table:table-cell>
          <table:table-cell table:number-columns-repeated="2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449999988079">
            <text:p>0,4499999881</text:p>
          </table:table-cell>
          <table:table-cell office:value-type="float" office:value="0.77999997139">
            <text:p>0,7799999714</text:p>
          </table:table-cell>
          <table:table-cell office:value-type="float" office:value="1.15999996662">
            <text:p>1,1599999666</text:p>
          </table:table-cell>
          <table:table-cell office:value-type="float" office:value="1.57999992371">
            <text:p>1,5799999237</text:p>
          </table:table-cell>
          <table:table-cell office:value-type="float" office:value="1.75">
            <text:p>1,7500000000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1m</text:p>
          </table:table-cell>
          <table:table-cell table:number-columns-repeated="1021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509999990463">
            <text:p>0,5099999905</text:p>
          </table:table-cell>
          <table:table-cell office:value-type="float" office:value="1.69999992847">
            <text:p>1,6999999285</text:p>
          </table:table-cell>
          <table:table-cell office:value-type="float" office:value="1.91999995708">
            <text:p>1,9199999571</text:p>
          </table:table-cell>
          <table:table-cell office:value-type="float" office:value="2.08999991417">
            <text:p>2,0899999142</text:p>
          </table:table-cell>
          <table:table-cell office:value-type="float" office:value="2.11999988556">
            <text:p>2,1199998856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5">
            <text:p>0,5000000000</text:p>
          </table:table-cell>
          <table:table-cell office:value-type="float" office:value="1.48000001907">
            <text:p>1,4800000191</text:p>
          </table:table-cell>
          <table:table-cell office:value-type="float" office:value="1.70999991894">
            <text:p>1,7099999189</text:p>
          </table:table-cell>
          <table:table-cell office:value-type="float" office:value="2.03999996185">
            <text:p>2,0399999619</text:p>
          </table:table-cell>
          <table:table-cell office:value-type="float" office:value="2.12999987602">
            <text:p>2,1299998760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5">
            <text:p>0,5000000000</text:p>
          </table:table-cell>
          <table:table-cell office:value-type="float" office:value="1.7199999094">
            <text:p>1,7199999094</text:p>
          </table:table-cell>
          <table:table-cell office:value-type="float" office:value="1.97999989986">
            <text:p>1,9799998999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5">
            <text:p>0,5000000000</text:p>
          </table:table-cell>
          <table:table-cell office:value-type="float" office:value="1.5">
            <text:p>1,5000000000</text:p>
          </table:table-cell>
          <table:table-cell office:value-type="float" office:value="1.63999998569">
            <text:p>1,639999985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509999990463">
            <text:p>0,5099999905</text:p>
          </table:table-cell>
          <table:table-cell office:value-type="float" office:value="1.70999991894">
            <text:p>1,7099999189</text:p>
          </table:table-cell>
          <table:table-cell office:value-type="float" office:value="1.39999997616">
            <text:p>1,3999999762</text:p>
          </table:table-cell>
          <table:table-cell office:value-type="float" office:value="1.7199999094">
            <text:p>1,7199999094</text:p>
          </table:table-cell>
          <table:table-cell office:value-type="float" office:value="2.04999995232">
            <text:p>2,0499999523</text:p>
          </table:table-cell>
          <table:table-cell office:value-type="float" office:value="2.12999987602">
            <text:p>2,1299998760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5">
            <text:p>0,5000000000</text:p>
          </table:table-cell>
          <table:table-cell office:value-type="float" office:value="1.69999992847">
            <text:p>1,6999999285</text:p>
          </table:table-cell>
          <table:table-cell office:value-type="float" office:value="1.82999992371">
            <text:p>1,8299999237</text:p>
          </table:table-cell>
          <table:table-cell office:value-type="float" office:value="2.28999996185">
            <text:p>2,289999961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509999990463">
            <text:p>0,5099999905</text:p>
          </table:table-cell>
          <table:table-cell office:value-type="float" office:value="1.70999991894">
            <text:p>1,7099999189</text:p>
          </table:table-cell>
          <table:table-cell office:value-type="float" office:value="1.93999993801">
            <text:p>1,9399999380</text:p>
          </table:table-cell>
          <table:table-cell office:value-type="float" office:value="2.54999995232">
            <text:p>2,5499999523</text:p>
          </table:table-cell>
          <table:table-cell office:value-type="float" office:value="2.04999995232">
            <text:p>2,0499999523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5">
            <text:p>0,5000000000</text:p>
          </table:table-cell>
          <table:table-cell office:value-type="float" office:value="1.7199999094">
            <text:p>1,7199999094</text:p>
          </table:table-cell>
          <table:table-cell office:value-type="float" office:value="1.80999994278">
            <text:p>1,8099999428</text:p>
          </table:table-cell>
          <table:table-cell office:value-type="float" office:value="1.99000000954">
            <text:p>1,990000009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999999404">
            <text:p>0,3499999940</text:p>
          </table:table-cell>
          <table:table-cell office:value-type="float" office:value="0.560000002384">
            <text:p>0,5600000024</text:p>
          </table:table-cell>
          <table:table-cell office:value-type="float" office:value="1.65999996662">
            <text:p>1,6599999666</text:p>
          </table:table-cell>
          <table:table-cell office:value-type="float" office:value="2.00999999046">
            <text:p>2,0099999905</text:p>
          </table:table-cell>
          <table:table-cell office:value-type="float" office:value="2.24000000954">
            <text:p>2,240000009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5">
            <text:p>0,5000000000</text:p>
          </table:table-cell>
          <table:table-cell office:value-type="float" office:value="1.53999996185">
            <text:p>1,5399999619</text:p>
          </table:table-cell>
          <table:table-cell office:value-type="float" office:value="1.73000001907">
            <text:p>1,7300000191</text:p>
          </table:table-cell>
          <table:table-cell office:value-type="float" office:value="1.9699999094">
            <text:p>1,969999909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05m</text:p>
          </table:table-cell>
          <table:table-cell table:number-columns-repeated="1021"/>
        </table:table-row>
        <table:table-row table:style-name="ro1">
          <table:table-cell office:value-type="float" office:value="0.289999991655">
            <text:p>0,2899999917</text:p>
          </table:table-cell>
          <table:table-cell office:value-type="float" office:value="1.65999996662">
            <text:p>1,6599999666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999999404">
            <text:p>0,3499999940</text:p>
          </table:table-cell>
          <table:table-cell office:value-type="float" office:value="0.620000004768">
            <text:p>0,6200000048</text:p>
          </table:table-cell>
          <table:table-cell office:value-type="float" office:value="1.63999998569">
            <text:p>1,6399999857</text:p>
          </table:table-cell>
          <table:table-cell office:value-type="float" office:value="1.90999996662">
            <text:p>1,9099999666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1.11000001431">
            <text:p>1,1100000143</text:p>
          </table:table-cell>
          <table:table-cell office:value-type="float" office:value="1.95999991894">
            <text:p>1,9599999189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9999990463">
            <text:p>0,2599999905</text:p>
          </table:table-cell>
          <table:table-cell office:value-type="float" office:value="0.409999996424">
            <text:p>0,4099999964</text:p>
          </table:table-cell>
          <table:table-cell office:value-type="float" office:value="2.3599998951">
            <text:p>2,3599998951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409999996424">
            <text:p>0,4099999964</text:p>
          </table:table-cell>
          <table:table-cell office:value-type="float" office:value="1.23000001907">
            <text:p>1,2300000191</text:p>
          </table:table-cell>
          <table:table-cell office:value-type="float" office:value="2.39999985695">
            <text:p>2,3999998570</text:p>
          </table:table-cell>
          <table:table-cell office:value-type="float" office:value="2.54999995232">
            <text:p>2,5499999523</text:p>
          </table:table-cell>
          <table:table-cell office:value-type="float" office:value="1.80999994278">
            <text:p>1,8099999428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89999985695">
            <text:p>0,3899999857</text:p>
          </table:table-cell>
          <table:table-cell office:value-type="float" office:value="1.03999996185">
            <text:p>1,0399999619</text:p>
          </table:table-cell>
          <table:table-cell office:value-type="float" office:value="1.75">
            <text:p>1,7500000000</text:p>
          </table:table-cell>
          <table:table-cell office:value-type="float" office:value="1.87999999523">
            <text:p>1,8799999952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89999985695">
            <text:p>0,3899999857</text:p>
          </table:table-cell>
          <table:table-cell office:value-type="float" office:value="2.36999988556">
            <text:p>2,3699998856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50000011921">
            <text:p>0,5500000119</text:p>
          </table:table-cell>
          <table:table-cell office:value-type="float" office:value="1.19999992847">
            <text:p>1,1999999285</text:p>
          </table:table-cell>
          <table:table-cell office:value-type="float" office:value="1.75">
            <text:p>1,7500000000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1.87999999523">
            <text:p>1,8799999952</text:p>
          </table:table-cell>
          <table:table-cell office:value-type="float" office:value="2.50999999046">
            <text:p>2,5099999905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19999992847">
            <text:p>0,3199999928</text:p>
          </table:table-cell>
          <table:table-cell office:value-type="float" office:value="0.989999949932">
            <text:p>0,9899999499</text:p>
          </table:table-cell>
          <table:table-cell office:value-type="float" office:value="1.74000000954">
            <text:p>1,7400000095</text:p>
          </table:table-cell>
          <table:table-cell office:value-type="float" office:value="2.06999993324">
            <text:p>2,0699999332</text:p>
          </table:table-cell>
          <table:table-cell table:number-columns-repeated="3" office:value-type="float" office:value="2.54999995232">
            <text:p>2,5499999523</text:p>
          </table:table-cell>
          <table:table-cell office:value-type="float" office:value="1.84999990463">
            <text:p>1,8499999046</text:p>
          </table:table-cell>
          <table:table-cell table:number-columns-repeated="2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19999992847">
            <text:p>0,3199999928</text:p>
          </table:table-cell>
          <table:table-cell office:value-type="float" office:value="0.449999988079">
            <text:p>0,4499999881</text:p>
          </table:table-cell>
          <table:table-cell office:value-type="float" office:value="0.560000002384">
            <text:p>0,5600000024</text:p>
          </table:table-cell>
          <table:table-cell office:value-type="float" office:value="1.37000000477">
            <text:p>1,3700000048</text:p>
          </table:table-cell>
          <table:table-cell office:value-type="float" office:value="1.94999992847">
            <text:p>1,949999928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653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chts_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default-cell-style-name="ce2"/>
        <table:table-column table:style-name="co5" table:default-cell-style-name="ce2"/>
        <table:table-column table:style-name="co6" table:default-cell-style-name="ce1"/>
        <table:table-column table:style-name="co2" table:number-columns-repeated="7" table:default-cell-style-name="ce1"/>
        <table:table-column table:style-name="co4" table:number-columns-repeated="1002" table:default-cell-style-name="ce1"/>
        <table:table-row table:style-name="ro1">
          <table:table-cell office:value-type="string">
            <text:p>Sonar</text:p>
          </table:table-cell>
          <table:table-cell office:value-type="string">
            <text:p>(rechts)</text:p>
          </table:table-cell>
          <table:table-cell office:value-type="string">
            <text:p>Messung</text:p>
          </table:table-cell>
          <table:table-cell table:number-columns-repeated="1020"/>
        </table:table-row>
        <table:table-row table:style-name="ro1">
          <table:table-cell office:value-type="string">
            <text:p>---------------------</text:p>
          </table:table-cell>
          <table:table-cell table:number-columns-repeated="1022"/>
        </table:table-row>
        <table:table-row table:style-name="ro1">
          <table:table-cell office:value-type="string">
            <text:p>infos:</text:p>
          </table:table-cell>
          <table:table-cell/>
          <table:table-cell office:value-type="string">
            <text:p>Abstand</text:p>
          </table:table-cell>
          <table:table-cell office:value-type="string">
            <text:p>teppich&lt;&gt;wand</text:p>
          </table:table-cell>
          <table:table-cell office:value-type="string">
            <text:p>=</text:p>
          </table:table-cell>
          <table:table-cell office:value-type="string">
            <text:p>0,5c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stand</text:p>
          </table:table-cell>
          <table:table-cell office:value-type="string">
            <text:p>Füße</text:p>
          </table:table-cell>
          <table:table-cell office:value-type="string">
            <text:p>vorne</text:p>
          </table:table-cell>
          <table:table-cell office:value-type="string">
            <text:p>Sonar</text:p>
          </table:table-cell>
          <table:table-cell office:value-type="string">
            <text:p>=</text:p>
          </table:table-cell>
          <table:table-cell office:value-type="string">
            <text:p>4cm</text:p>
          </table:table-cell>
          <table:table-cell table:number-columns-repeated="1016"/>
        </table:table-row>
        <table:table-row table:style-name="ro1">
          <table:table-cell table:number-columns-repeated="12"/>
          <table:table-cell office:value-type="string">
            <text:p>Tatsächlicher Wert</text:p>
          </table:table-cell>
          <table:table-cell table:number-columns-repeated="1010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2m</text:p>
          </table:table-cell>
          <table:table-cell table:number-columns-repeated="9"/>
          <table:table-cell office:value-type="string">
            <text:p>Abstand in m</text:p>
          </table:table-cell>
          <table:table-cell table:style-name="ce4" office:value-type="string">
            <text:p>Ø Abweichung in cm</text:p>
          </table:table-cell>
          <table:table-cell table:number-columns-repeated="1010"/>
        </table:table-row>
        <table:table-row table:style-name="ro1">
          <table:table-cell office:value-type="float" office:value="2.00999999046">
            <text:p>2,0099999905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2">
            <text:p>2,00</text:p>
          </table:table-cell>
          <table:table-cell table:formula="of:=ABS([.L7]-AVERAGE([.A7];[.A8];[.A9];[.A10];[.A11];[.A12];[.A13];[.A14];[.A15];[.A16]))*100" office:value-type="float" office:value="0.499999522999994">
            <text:p>0,50</text:p>
          </table:table-cell>
          <table:table-cell table:formula="of:=AVERAGE([.B7];[.B8];[.B9];[.B10];[.B11];[.B12];[.B13];[.B14];[.B15];[.B16])" office:value-type="float" office:value="2.54999995232">
            <text:p>2,5499999523</text:p>
          </table:table-cell>
          <table:table-cell table:formula="of:=AVERAGE([.C7];[.C8];[.C9];[.C10];[.C11];[.C12];[.C13];[.C14];[.C15];[.C16])" office:value-type="float" office:value="2.54999995232">
            <text:p>2,5499999523</text:p>
          </table:table-cell>
          <table:table-cell table:formula="of:=AVERAGE([.D7];[.D8];[.D9];[.D10];[.D11];[.D12];[.D13];[.D14];[.D15];[.D16])" office:value-type="float" office:value="2.54999995232">
            <text:p>2,5499999523</text:p>
          </table:table-cell>
          <table:table-cell table:formula="of:=AVERAGE([.E7];[.E8];[.E9];[.E10];[.E11];[.E12];[.E13];[.E14];[.E15];[.E16])" office:value-type="float" office:value="2.54999995232">
            <text:p>2,5499999523</text:p>
          </table:table-cell>
          <table:table-cell table:formula="of:=AVERAGE([.F7];[.F8];[.F9];[.F10];[.F11];[.F12];[.F13];[.F14];[.F15];[.F16])" office:value-type="float" office:value="2.54999995232">
            <text:p>2,5499999523</text:p>
          </table:table-cell>
          <table:table-cell table:formula="of:=AVERAGE([.G7];[.G8];[.G9];[.G10];[.G11];[.G12];[.G13];[.G14];[.G15];[.G16])" office:value-type="float" office:value="2.54999995232">
            <text:p>2,5499999523</text:p>
          </table:table-cell>
          <table:table-cell table:formula="of:=AVERAGE([.H7];[.H8];[.H9];[.H10];[.H11];[.H12];[.H13];[.H14];[.H15];[.H16])" office:value-type="float" office:value="2.54999995232">
            <text:p>2,5499999523</text:p>
          </table:table-cell>
          <table:table-cell table:formula="of:=AVERAGE([.I7];[.I8];[.I9];[.I10];[.I11];[.I12];[.I13];[.I14];[.I15];[.I16])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2">
            <text:p>2,0000000000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1.5">
            <text:p>1,50</text:p>
          </table:table-cell>
          <table:table-cell table:formula="of:=ABS([.L8]-SUM([.A20:.A29])/10)*100" office:value-type="float" office:value="0.499999523000017">
            <text:p>0,50</text:p>
          </table:table-cell>
          <table:table-cell table:formula="of:=SUM([.B20:.B29])/10" office:value-type="float" office:value="2.54999995232">
            <text:p>2,5499999523</text:p>
          </table:table-cell>
          <table:table-cell table:formula="of:=SUM([.C20:.C29])/10" office:value-type="float" office:value="2.54999995232">
            <text:p>2,5499999523</text:p>
          </table:table-cell>
          <table:table-cell table:formula="of:=SUM([.D20:.D29])/10" office:value-type="float" office:value="2.54999995232">
            <text:p>2,5499999523</text:p>
          </table:table-cell>
          <table:table-cell table:formula="of:=SUM([.E20:.E29])/10" office:value-type="float" office:value="2.54999995232">
            <text:p>2,5499999523</text:p>
          </table:table-cell>
          <table:table-cell table:formula="of:=SUM([.F20:.F29])/10" office:value-type="float" office:value="2.54999995232">
            <text:p>2,5499999523</text:p>
          </table:table-cell>
          <table:table-cell table:formula="of:=SUM([.G20:.G29])/10" office:value-type="float" office:value="2.54999995232">
            <text:p>2,5499999523</text:p>
          </table:table-cell>
          <table:table-cell table:formula="of:=SUM([.H20:.H29])/10" office:value-type="float" office:value="2.54999995232">
            <text:p>2,5499999523</text:p>
          </table:table-cell>
          <table:table-cell table:formula="of:=SUM([.I20:.I29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2">
            <text:p>2,0000000000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1">
            <text:p>1,00</text:p>
          </table:table-cell>
          <table:table-cell table:formula="of:=ABS([.L9]-SUM([.A33:.A42])/10)*100" office:value-type="float" office:value="1.09999895070003">
            <text:p>1,10</text:p>
          </table:table-cell>
          <table:table-cell table:formula="of:=SUM([.B33:.B42])/10" office:value-type="float" office:value="2.01599998474">
            <text:p>2,0159999847</text:p>
          </table:table-cell>
          <table:table-cell table:formula="of:=SUM([.C33:.C42])/10" office:value-type="float" office:value="2.515999960903">
            <text:p>2,5159999609</text:p>
          </table:table-cell>
          <table:table-cell table:formula="of:=SUM([.D33:.D42])/10" office:value-type="float" office:value="2.54999995232">
            <text:p>2,5499999523</text:p>
          </table:table-cell>
          <table:table-cell table:formula="of:=SUM([.E33:.E42])/10" office:value-type="float" office:value="2.54999995232">
            <text:p>2,5499999523</text:p>
          </table:table-cell>
          <table:table-cell table:formula="of:=SUM([.F33:.F42])/10" office:value-type="float" office:value="2.54999995232">
            <text:p>2,5499999523</text:p>
          </table:table-cell>
          <table:table-cell table:formula="of:=SUM([.G33:.G42])/10" office:value-type="float" office:value="2.54999995232">
            <text:p>2,5499999523</text:p>
          </table:table-cell>
          <table:table-cell table:formula="of:=SUM([.H33:.H42])/10" office:value-type="float" office:value="2.54999995232">
            <text:p>2,5499999523</text:p>
          </table:table-cell>
          <table:table-cell table:formula="of:=SUM([.I33:.I42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2.00999999046">
            <text:p>2,0099999905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0.9">
            <text:p>0,90</text:p>
          </table:table-cell>
          <table:table-cell table:formula="of:=ABS([.L10]-SUM([.A46:.A55])/10)*100" office:value-type="float" office:value="8.20000290874001">
            <text:p>8,20</text:p>
          </table:table-cell>
          <table:table-cell table:formula="of:=SUM([.B46:.B55])/10" office:value-type="float" office:value="1.654999935627">
            <text:p>1,6549999356</text:p>
          </table:table-cell>
          <table:table-cell table:formula="of:=SUM([.C46:.C55])/10" office:value-type="float" office:value="1.866999971866">
            <text:p>1,8669999719</text:p>
          </table:table-cell>
          <table:table-cell table:formula="of:=SUM([.D46:.D55])/10" office:value-type="float" office:value="2.108999943735">
            <text:p>2,1089999437</text:p>
          </table:table-cell>
          <table:table-cell table:formula="of:=SUM([.E46:.E55])/10" office:value-type="float" office:value="2.294999957088">
            <text:p>2,2949999571</text:p>
          </table:table-cell>
          <table:table-cell table:formula="of:=SUM([.F46:.F55])/10" office:value-type="float" office:value="2.294999957088">
            <text:p>2,2949999571</text:p>
          </table:table-cell>
          <table:table-cell table:formula="of:=SUM([.G46:.G55])/10" office:value-type="float" office:value="2.294999957088">
            <text:p>2,2949999571</text:p>
          </table:table-cell>
          <table:table-cell table:formula="of:=SUM([.H46:.H55])/10" office:value-type="float" office:value="2.294999957088">
            <text:p>2,2949999571</text:p>
          </table:table-cell>
          <table:table-cell table:formula="of:=SUM([.I46:.I55])/10" office:value-type="float" office:value="2.294999957088">
            <text:p>2,2949999571</text:p>
          </table:table-cell>
          <table:table-cell table:number-columns-repeated="1002"/>
        </table:table-row>
        <table:table-row table:style-name="ro1">
          <table:table-cell office:value-type="float" office:value="2.00999999046">
            <text:p>2,0099999905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0.8">
            <text:p>0,80</text:p>
          </table:table-cell>
          <table:table-cell table:formula="of:=ABS([.L11]-SUM([.A59:.A68])/10)*100" office:value-type="float" office:value="6.89999997617999">
            <text:p>6,90</text:p>
          </table:table-cell>
          <table:table-cell table:formula="of:=SUM([.B59:.B68])/10" office:value-type="float" office:value="1.653999984264">
            <text:p>1,6539999843</text:p>
          </table:table-cell>
          <table:table-cell table:formula="of:=SUM([.C59:.C68])/10" office:value-type="float" office:value="2.0159999609">
            <text:p>2,0159999609</text:p>
          </table:table-cell>
          <table:table-cell table:formula="of:=SUM([.D59:.D68])/10" office:value-type="float" office:value="2.166999959948">
            <text:p>2,1669999599</text:p>
          </table:table-cell>
          <table:table-cell table:formula="of:=SUM([.E59:.E68])/10" office:value-type="float" office:value="2.237999963763">
            <text:p>2,2379999638</text:p>
          </table:table-cell>
          <table:table-cell table:formula="of:=SUM([.F59:.F68])/10" office:value-type="float" office:value="2.294999957088">
            <text:p>2,2949999571</text:p>
          </table:table-cell>
          <table:table-cell table:formula="of:=SUM([.G59:.G68])/10" office:value-type="float" office:value="2.294999957088">
            <text:p>2,2949999571</text:p>
          </table:table-cell>
          <table:table-cell table:formula="of:=SUM([.H59:.H68])/10" office:value-type="float" office:value="2.294999957088">
            <text:p>2,2949999571</text:p>
          </table:table-cell>
          <table:table-cell table:formula="of:=SUM([.I59:.I68])/10" office:value-type="float" office:value="2.294999957088">
            <text:p>2,2949999571</text:p>
          </table:table-cell>
          <table:table-cell table:number-columns-repeated="1002"/>
        </table:table-row>
        <table:table-row table:style-name="ro1">
          <table:table-cell office:value-type="float" office:value="2.00999999046">
            <text:p>2,0099999905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0.7">
            <text:p>0,70</text:p>
          </table:table-cell>
          <table:table-cell table:formula="of:=ABS([.L12]-SUM([.A72:.A82])/10)*100" office:value-type="float" office:value="1.9999969006">
            <text:p>2,00</text:p>
          </table:table-cell>
          <table:table-cell table:formula="of:=SUM([.B72:.B82])/10" office:value-type="float" office:value="1.549999952319">
            <text:p>1,5499999523</text:p>
          </table:table-cell>
          <table:table-cell table:formula="of:=SUM([.C72:.C82])/10" office:value-type="float" office:value="1.763999950885">
            <text:p>1,7639999509</text:p>
          </table:table-cell>
          <table:table-cell table:formula="of:=SUM([.D72:.D82])/10" office:value-type="float" office:value="2.029999935627">
            <text:p>2,0299999356</text:p>
          </table:table-cell>
          <table:table-cell table:formula="of:=SUM([.E72:.E82])/10" office:value-type="float" office:value="2.284999966623">
            <text:p>2,2849999666</text:p>
          </table:table-cell>
          <table:table-cell table:formula="of:=SUM([.F72:.F82])/10" office:value-type="float" office:value="2.54999995232">
            <text:p>2,5499999523</text:p>
          </table:table-cell>
          <table:table-cell table:formula="of:=SUM([.G72:.G82])/10" office:value-type="float" office:value="2.54999995232">
            <text:p>2,5499999523</text:p>
          </table:table-cell>
          <table:table-cell table:formula="of:=SUM([.H72:.H82])/10" office:value-type="float" office:value="2.54999995232">
            <text:p>2,5499999523</text:p>
          </table:table-cell>
          <table:table-cell table:formula="of:=SUM([.I72:.I82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2">
            <text:p>2,0000000000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0.6">
            <text:p>0,60</text:p>
          </table:table-cell>
          <table:table-cell table:formula="of:=ABS([.L13]-SUM([.A86:.A96])/10)*100" office:value-type="float" office:value="2.69999980927998">
            <text:p>2,70</text:p>
          </table:table-cell>
          <table:table-cell table:formula="of:=SUM([.B86:.B96])/10" office:value-type="float" office:value="1.290999960902">
            <text:p>1,2909999609</text:p>
          </table:table-cell>
          <table:table-cell table:formula="of:=SUM([.C86:.C96])/10" office:value-type="float" office:value="2.102999961378">
            <text:p>2,1029999614</text:p>
          </table:table-cell>
          <table:table-cell table:formula="of:=SUM([.D86:.D96])/10" office:value-type="float" office:value="2.265999960902">
            <text:p>2,2659999609</text:p>
          </table:table-cell>
          <table:table-cell table:formula="of:=SUM([.E86:.E96])/10" office:value-type="float" office:value="2.350999975207">
            <text:p>2,3509999752</text:p>
          </table:table-cell>
          <table:table-cell table:formula="of:=SUM([.F86:.F96])/10" office:value-type="float" office:value="2.480999970439">
            <text:p>2,4809999704</text:p>
          </table:table-cell>
          <table:table-cell table:formula="of:=SUM([.G86:.G96])/10" office:value-type="float" office:value="2.54999995232">
            <text:p>2,5499999523</text:p>
          </table:table-cell>
          <table:table-cell table:formula="of:=SUM([.H86:.H96])/10" office:value-type="float" office:value="2.54999995232">
            <text:p>2,5499999523</text:p>
          </table:table-cell>
          <table:table-cell table:formula="of:=SUM([.I86:.I96])/10" office:value-type="float" office:value="2.54999995232">
            <text:p>2,5499999523</text:p>
          </table:table-cell>
          <table:table-cell table:number-columns-repeated="1002"/>
        </table:table-row>
        <table:table-row table:style-name="ro1">
          <table:table-cell office:value-type="float" office:value="2">
            <text:p>2,0000000000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0.5">
            <text:p>0,50</text:p>
          </table:table-cell>
          <table:table-cell table:formula="of:=ABS([.L14]-SUM([.A100:.A110])/10)*100" office:value-type="float" office:value="2.30000257490001">
            <text:p>2,30</text:p>
          </table:table-cell>
          <table:table-cell table:formula="of:=SUM([.B100:.B110])/10" office:value-type="float" office:value="1.127999973296">
            <text:p>1,1279999733</text:p>
          </table:table-cell>
          <table:table-cell table:formula="of:=SUM([.C100:.C110])/10" office:value-type="float" office:value="1.516999971866">
            <text:p>1,5169999719</text:p>
          </table:table-cell>
          <table:table-cell table:formula="of:=SUM([.D100:.D110])/10" office:value-type="float" office:value="1.812999999524">
            <text:p>1,8129999995</text:p>
          </table:table-cell>
          <table:table-cell table:formula="of:=SUM([.E100:.E110])/10" office:value-type="float" office:value="2.029999995233">
            <text:p>2,0299999952</text:p>
          </table:table-cell>
          <table:table-cell table:formula="of:=SUM([.F100:.F110])/10" office:value-type="float" office:value="2.267999958995">
            <text:p>2,2679999590</text:p>
          </table:table-cell>
          <table:table-cell table:formula="of:=SUM([.G100:.G110])/10" office:value-type="float" office:value="2.294999957088">
            <text:p>2,2949999571</text:p>
          </table:table-cell>
          <table:table-cell table:formula="of:=SUM([.H100:.H110])/10" office:value-type="float" office:value="2.294999957088">
            <text:p>2,2949999571</text:p>
          </table:table-cell>
          <table:table-cell table:formula="of:=SUM([.I100:.I110])/10" office:value-type="float" office:value="2.294999957088">
            <text:p>2,2949999571</text:p>
          </table:table-cell>
          <table:table-cell table:number-columns-repeated="1002"/>
        </table:table-row>
        <table:table-row table:style-name="ro1">
          <table:table-cell office:value-type="float" office:value="2.00999999046">
            <text:p>2,0099999905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0.4">
            <text:p>0,40</text:p>
          </table:table-cell>
          <table:table-cell table:formula="of:=ABS([.L15]-SUM([.A114:.A124])/10)*100" office:value-type="float" office:value="5.20000100136001">
            <text:p>5,20</text:p>
          </table:table-cell>
          <table:table-cell table:formula="of:=SUM([.B114:.B124])/10" office:value-type="float" office:value="0.6970000028608">
            <text:p>0,6970000029</text:p>
          </table:table-cell>
          <table:table-cell table:formula="of:=SUM([.C114:.C124])/10" office:value-type="float" office:value="1.372999978066">
            <text:p>1,3729999781</text:p>
          </table:table-cell>
          <table:table-cell table:formula="of:=SUM([.D114:.D124])/10" office:value-type="float" office:value="1.58299998045">
            <text:p>1,5829999805</text:p>
          </table:table-cell>
          <table:table-cell table:formula="of:=SUM([.E114:.E124])/10" office:value-type="float" office:value="1.690999948979">
            <text:p>1,6909999490</text:p>
          </table:table-cell>
          <table:table-cell table:formula="of:=SUM([.F114:.F124])/10" office:value-type="float" office:value="1.901999974252">
            <text:p>1,9019999743</text:p>
          </table:table-cell>
          <table:table-cell table:formula="of:=SUM([.G114:.G124])/10" office:value-type="float" office:value="2.039999961856">
            <text:p>2,0399999619</text:p>
          </table:table-cell>
          <table:table-cell table:formula="of:=SUM([.H114:.H124])/10" office:value-type="float" office:value="2.039999961856">
            <text:p>2,0399999619</text:p>
          </table:table-cell>
          <table:table-cell table:formula="of:=SUM([.I114:.I124])/10" office:value-type="float" office:value="2.039999961856">
            <text:p>2,0399999619</text:p>
          </table:table-cell>
          <table:table-cell table:number-columns-repeated="1002"/>
        </table:table-row>
        <table:table-row table:style-name="ro1">
          <table:table-cell office:value-type="float" office:value="2">
            <text:p>2,0000000000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 office:value-type="float" office:value="0.3">
            <text:p>0,30</text:p>
          </table:table-cell>
          <table:table-cell table:formula="of:=ABS([.L16]-SUM([.A118:.A128])/10)*100" office:value-type="float" office:value="0.699999034409998">
            <text:p>0,70</text:p>
          </table:table-cell>
          <table:table-cell table:formula="of:=SUM([.B118:.B128])/10" office:value-type="float" office:value="0.8299999952319">
            <text:p>0,8299999952</text:p>
          </table:table-cell>
          <table:table-cell table:formula="of:=SUM([.C118:.C128])/10" office:value-type="float" office:value="1.051999962329">
            <text:p>1,0519999623</text:p>
          </table:table-cell>
          <table:table-cell table:formula="of:=SUM([.D118:.D128])/10" office:value-type="float" office:value="1.589999961853">
            <text:p>1,5899999619</text:p>
          </table:table-cell>
          <table:table-cell table:formula="of:=SUM([.E118:.E128])/10" office:value-type="float" office:value="1.648999941349">
            <text:p>1,6489999413</text:p>
          </table:table-cell>
          <table:table-cell table:formula="of:=SUM([.F118:.F128])/10" office:value-type="float" office:value="1.818999981881">
            <text:p>1,8189999819</text:p>
          </table:table-cell>
          <table:table-cell table:formula="of:=SUM([.G118:.G128])/10" office:value-type="float" office:value="1.99699995518">
            <text:p>1,9969999552</text:p>
          </table:table-cell>
          <table:table-cell table:formula="of:=SUM([.H118:.H128])/10" office:value-type="float" office:value="2.039999961856">
            <text:p>2,0399999619</text:p>
          </table:table-cell>
          <table:table-cell table:formula="of:=SUM([.I118:.I128])/10" office:value-type="float" office:value="2.039999961856">
            <text:p>2,0399999619</text:p>
          </table:table-cell>
          <table:table-cell table:number-columns-repeated="1002"/>
        </table:table-row>
        <table:table-row table:style-name="ro1">
          <table:table-cell table:number-columns-repeated="11"/>
          <table:table-cell office:value-type="float" office:value="0.2">
            <text:p>0,20</text:p>
          </table:table-cell>
          <table:table-cell table:formula="of:=ABS([.L17]-SUM([.A122:.A132])/10)*100" office:value-type="float" office:value="6.49999886753">
            <text:p>6,50</text:p>
          </table:table-cell>
          <table:table-cell table:formula="of:=SUM([.B122:.B132])/10" office:value-type="float" office:value="0.7769999921325">
            <text:p>0,7769999921</text:p>
          </table:table-cell>
          <table:table-cell table:formula="of:=SUM([.C122:.C132])/10" office:value-type="float" office:value="0.851999950408">
            <text:p>0,8519999504</text:p>
          </table:table-cell>
          <table:table-cell table:formula="of:=SUM([.D122:.D132])/10" office:value-type="float" office:value="1.431999957562">
            <text:p>1,4319999576</text:p>
          </table:table-cell>
          <table:table-cell table:formula="of:=SUM([.E122:.E132])/10" office:value-type="float" office:value="1.649999952316">
            <text:p>1,6499999523</text:p>
          </table:table-cell>
          <table:table-cell table:formula="of:=SUM([.F122:.F132])/10" office:value-type="float" office:value="1.852999961378">
            <text:p>1,8529999614</text:p>
          </table:table-cell>
          <table:table-cell table:formula="of:=SUM([.G122:.G132])/10" office:value-type="float" office:value="1.957999944689">
            <text:p>1,9579999447</text:p>
          </table:table-cell>
          <table:table-cell table:formula="of:=SUM([.H122:.H132])/10" office:value-type="float" office:value="2.013999962809">
            <text:p>2,0139999628</text:p>
          </table:table-cell>
          <table:table-cell table:formula="of:=SUM([.I122:.I132])/10" office:value-type="float" office:value="2.039999961856">
            <text:p>2,0399999619</text:p>
          </table:table-cell>
          <table:table-cell table:number-columns-repeated="1002"/>
        </table:table-row>
        <table:table-row table:style-name="ro1">
          <table:table-cell table:number-columns-repeated="11"/>
          <table:table-cell office:value-type="float" office:value="0.1">
            <text:p>0,10</text:p>
          </table:table-cell>
          <table:table-cell table:formula="of:=ABS([.L18]-SUM([.A126:.A136])/10)*100" office:value-type="float" office:value="19.89999890329">
            <text:p>19,90</text:p>
          </table:table-cell>
          <table:table-cell table:formula="of:=SUM([.B126:.B136])/10" office:value-type="float" office:value="0.6739999949931">
            <text:p>0,6739999950</text:p>
          </table:table-cell>
          <table:table-cell table:formula="of:=SUM([.C126:.C136])/10" office:value-type="float" office:value="0.95699994564">
            <text:p>0,9569999456</text:p>
          </table:table-cell>
          <table:table-cell table:formula="of:=SUM([.D126:.D136])/10" office:value-type="float" office:value="1.497999954224">
            <text:p>1,4979999542</text:p>
          </table:table-cell>
          <table:table-cell table:formula="of:=SUM([.E126:.E136])/10" office:value-type="float" office:value="1.840999948978">
            <text:p>1,8409999490</text:p>
          </table:table-cell>
          <table:table-cell table:formula="of:=SUM([.F126:.F136])/10" office:value-type="float" office:value="2.084999954702">
            <text:p>2,0849999547</text:p>
          </table:table-cell>
          <table:table-cell table:formula="of:=SUM([.G126:.G136])/10" office:value-type="float" office:value="2.212999939921">
            <text:p>2,2129999399</text:p>
          </table:table-cell>
          <table:table-cell table:formula="of:=SUM([.H126:.H136])/10" office:value-type="float" office:value="2.268999958041">
            <text:p>2,2689999580</text:p>
          </table:table-cell>
          <table:table-cell table:formula="of:=SUM([.I126:.I136])/10" office:value-type="float" office:value="2.294999957088">
            <text:p>2,2949999571</text:p>
          </table:table-cell>
          <table:table-cell table:number-columns-repeated="1002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1,5m</text:p>
          </table:table-cell>
          <table:table-cell table:number-columns-repeated="9"/>
          <table:table-cell office:value-type="float" office:value="0.05">
            <text:p>0,05</text:p>
          </table:table-cell>
          <table:table-cell table:formula="of:=ABS([.L19]-SUM([.A140:.A150])/10)*100" office:value-type="float" office:value="14.19999957088">
            <text:p>14,20</text:p>
          </table:table-cell>
          <table:table-cell table:formula="of:=SUM([.B140:.B150])/10" office:value-type="float" office:value="0.3739999949932">
            <text:p>0,3739999950</text:p>
          </table:table-cell>
          <table:table-cell table:formula="of:=SUM([.C140:.C150])/10" office:value-type="float" office:value="0.5950000047685">
            <text:p>0,5950000048</text:p>
          </table:table-cell>
          <table:table-cell table:formula="of:=SUM([.D140:.D150])/10" office:value-type="float" office:value="1.434999954701">
            <text:p>1,4349999547</text:p>
          </table:table-cell>
          <table:table-cell table:formula="of:=SUM([.E140:.E150])/10" office:value-type="float" office:value="1.511999976636">
            <text:p>1,5119999766</text:p>
          </table:table-cell>
          <table:table-cell table:formula="of:=SUM([.F140:.F150])/10" office:value-type="float" office:value="1.978999972345">
            <text:p>1,9789999723</text:p>
          </table:table-cell>
          <table:table-cell table:formula="of:=SUM([.G140:.G150])/10" office:value-type="float" office:value="2.039999961856">
            <text:p>2,0399999619</text:p>
          </table:table-cell>
          <table:table-cell table:formula="of:=SUM([.H140:.H150])/10" office:value-type="float" office:value="2.039999961856">
            <text:p>2,0399999619</text:p>
          </table:table-cell>
          <table:table-cell table:formula="of:=SUM([.I140:.I150])/10" office:value-type="float" office:value="2.039999961856">
            <text:p>2,0399999619</text:p>
          </table:table-cell>
          <table:table-cell table:number-columns-repeated="1002"/>
        </table:table-row>
        <table:table-row table:style-name="ro1">
          <table:table-cell office:value-type="float" office:value="1.49000000954">
            <text:p>1,4900000095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5">
            <text:p>1,5000000000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5">
            <text:p>1,5000000000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5">
            <text:p>1,5000000000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5">
            <text:p>1,5000000000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49000000954">
            <text:p>1,4900000095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5">
            <text:p>1,5000000000</text:p>
          </table:table-cell>
          <table:table-cell table:number-columns-repeated="9" office:value-type="float" office:value="2.54999995232">
            <text:p>2,5499999523</text:p>
          </table:table-cell>
          <table:table-cell/>
          <table:table-cell>
            <draw:frame table:end-cell-address="Rechts_.U52" table:end-x="0.551cm" table:end-y="0.209cm" draw:z-index="0" draw:style-name="gr1" svg:width="21.714cm" svg:height="11.052cm" svg:x="1.788cm" svg:y="0.214cm">
              <draw:object draw:notify-on-update-of-ranges="Rechts_.L7:Rechts_.L7 Rechts_.L8:Rechts_.L19 Rechts_.M7:Rechts_.M7 Rechts_.M8:Rechts_.M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float" office:value="1.49000000954">
            <text:p>1,4900000095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49000000954">
            <text:p>1,4900000095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49000000954">
            <text:p>1,4900000095</text:p>
          </table:table-cell>
          <table:table-cell table:number-columns-repeated="9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1,0m</text:p>
          </table:table-cell>
          <table:table-cell table:number-columns-repeated="1021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2.00999999046">
            <text:p>2,0099999905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1999998093">
            <text:p>1,0199999809</text:p>
          </table:table-cell>
          <table:table-cell office:value-type="float" office:value="2.00999999046">
            <text:p>2,0099999905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2">
            <text:p>2,0000000000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2.00999999046">
            <text:p>2,0099999905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1.99000000954">
            <text:p>1,9900000095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2.02999997139">
            <text:p>2,0299999714</text:p>
          </table:table-cell>
          <table:table-cell office:value-type="float" office:value="2.21000003815">
            <text:p>2,210000038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2.00999999046">
            <text:p>2,0099999905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2.03999996185">
            <text:p>2,0399999619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2.03999996185">
            <text:p>2,0399999619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0999999046">
            <text:p>1,0099999905</text:p>
          </table:table-cell>
          <table:table-cell office:value-type="float" office:value="2.01999998093">
            <text:p>2,0199999809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1.01999998093">
            <text:p>1,0199999809</text:p>
          </table:table-cell>
          <table:table-cell office:value-type="float" office:value="2.05999994278">
            <text:p>2,0599999428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9m</text:p>
          </table:table-cell>
          <table:table-cell table:number-columns-repeated="1021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4999990463">
            <text:p>1,8499999046</text:p>
          </table:table-cell>
          <table:table-cell office:value-type="float" office:value="1.93999993801">
            <text:p>1,9399999380</text:p>
          </table:table-cell>
          <table:table-cell office:value-type="float" office:value="2.33999991417">
            <text:p>2,3399999142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2999992371">
            <text:p>1,8299999237</text:p>
          </table:table-cell>
          <table:table-cell office:value-type="float" office:value="2.19000005722">
            <text:p>2,190000057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6000001431">
            <text:p>1,8600000143</text:p>
          </table:table-cell>
          <table:table-cell office:value-type="float" office:value="1.94999992847">
            <text:p>1,9499999285</text:p>
          </table:table-cell>
          <table:table-cell office:value-type="float" office:value="2.09999990463">
            <text:p>2,0999999046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0999994278">
            <text:p>1,8099999428</text:p>
          </table:table-cell>
          <table:table-cell office:value-type="float" office:value="2.25999999046">
            <text:p>2,2599999905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79999995232">
            <text:p>1,7999999523</text:p>
          </table:table-cell>
          <table:table-cell office:value-type="float" office:value="1.92999994755">
            <text:p>1,9299999476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4999990463">
            <text:p>1,8499999046</text:p>
          </table:table-cell>
          <table:table-cell office:value-type="float" office:value="1.99000000954">
            <text:p>1,9900000095</text:p>
          </table:table-cell>
          <table:table-cell office:value-type="float" office:value="2.14999985695">
            <text:p>2,1499998570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99999976158">
            <text:p>0,8999999762</text:p>
          </table:table-cell>
          <table:table-cell office:value-type="float" office:value="1.84999990463">
            <text:p>1,8499999046</text:p>
          </table:table-cell>
          <table:table-cell office:value-type="float" office:value="2.21000003815">
            <text:p>2,2100000382</text:p>
          </table:table-cell>
          <table:table-cell office:value-type="float" office:value="2.07999992371">
            <text:p>2,079999923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4999990463">
            <text:p>1,8499999046</text:p>
          </table:table-cell>
          <table:table-cell office:value-type="float" office:value="2.09999990463">
            <text:p>2,0999999046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909999966621">
            <text:p>0,9099999666</text:p>
          </table:table-cell>
          <table:table-cell office:value-type="float" office:value="1.84999990463">
            <text:p>1,8499999046</text:p>
          </table:table-cell>
          <table:table-cell office:value-type="float" office:value="2.09999990463">
            <text:p>2,0999999046</text:p>
          </table:table-cell>
          <table:table-cell office:value-type="float" office:value="2.22000002861">
            <text:p>2,2200000286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99999976158">
            <text:p>0,8999999762</text:p>
          </table:table-cell>
          <table:table-cell office:value-type="float" office:value="1.86000001431">
            <text:p>1,8600000143</text:p>
          </table:table-cell>
          <table:table-cell office:value-type="float" office:value="2.13999986649">
            <text:p>2,1399998665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8m</text:p>
          </table:table-cell>
          <table:table-cell table:number-columns-repeated="1021"/>
        </table:table-row>
        <table:table-row table:style-name="ro1">
          <table:table-cell office:value-type="float" office:value="0.819999992847">
            <text:p>0,8199999928</text:p>
          </table:table-cell>
          <table:table-cell office:value-type="float" office:value="1.99000000954">
            <text:p>1,9900000095</text:p>
          </table:table-cell>
          <table:table-cell office:value-type="float" office:value="2.09999990463">
            <text:p>2,0999999046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2.05999994278">
            <text:p>2,0599999428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25999999046">
            <text:p>2,259999990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91999995708">
            <text:p>1,9199999571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79999995232">
            <text:p>1,7999999523</text:p>
          </table:table-cell>
          <table:table-cell office:value-type="float" office:value="2.20000004768">
            <text:p>2,2000000477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86000001431">
            <text:p>1,8600000143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73000001907">
            <text:p>1,7300000191</text:p>
          </table:table-cell>
          <table:table-cell office:value-type="float" office:value="1.84999990463">
            <text:p>1,8499999046</text:p>
          </table:table-cell>
          <table:table-cell office:value-type="float" office:value="2.07999992371">
            <text:p>2,079999923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63999998569">
            <text:p>1,6399999857</text:p>
          </table:table-cell>
          <table:table-cell office:value-type="float" office:value="2.07999992371">
            <text:p>2,0799999237</text:p>
          </table:table-cell>
          <table:table-cell office:value-type="float" office:value="2.25999999046">
            <text:p>2,2599999905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9999992847">
            <text:p>0,8199999928</text:p>
          </table:table-cell>
          <table:table-cell office:value-type="float" office:value="1.53999996185">
            <text:p>1,5399999619</text:p>
          </table:table-cell>
          <table:table-cell office:value-type="float" office:value="1.73000001907">
            <text:p>1,7300000191</text:p>
          </table:table-cell>
          <table:table-cell office:value-type="float" office:value="2.02999997139">
            <text:p>2,0299999714</text:p>
          </table:table-cell>
          <table:table-cell office:value-type="float" office:value="2.26999998093">
            <text:p>2,269999980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2">
            <text:p>2,0000000000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810000002384">
            <text:p>0,8100000024</text:p>
          </table:table-cell>
          <table:table-cell office:value-type="float" office:value="1.63999998569">
            <text:p>1,6399999857</text:p>
          </table:table-cell>
          <table:table-cell office:value-type="float" office:value="2.19000005722">
            <text:p>2,190000057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7m</text:p>
          </table:table-cell>
          <table:table-cell table:number-columns-repeated="1021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3999996185">
            <text:p>1,5399999619</text:p>
          </table:table-cell>
          <table:table-cell office:value-type="float" office:value="1.67999994755">
            <text:p>1,6799999476</text:p>
          </table:table-cell>
          <table:table-cell office:value-type="float" office:value="1.84999990463">
            <text:p>1,8499999046</text:p>
          </table:table-cell>
          <table:table-cell office:value-type="float" office:value="2.03999996185">
            <text:p>2,039999961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4999995232">
            <text:p>1,5499999523</text:p>
          </table:table-cell>
          <table:table-cell office:value-type="float" office:value="1.67999994755">
            <text:p>1,6799999476</text:p>
          </table:table-cell>
          <table:table-cell office:value-type="float" office:value="1.86000001431">
            <text:p>1,8600000143</text:p>
          </table:table-cell>
          <table:table-cell office:value-type="float" office:value="2.07999992371">
            <text:p>2,0799999237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4999995232">
            <text:p>1,5499999523</text:p>
          </table:table-cell>
          <table:table-cell office:value-type="float" office:value="1.68999993801">
            <text:p>1,6899999380</text:p>
          </table:table-cell>
          <table:table-cell office:value-type="float" office:value="1.83999991417">
            <text:p>1,8399999142</text:p>
          </table:table-cell>
          <table:table-cell office:value-type="float" office:value="2.19000005722">
            <text:p>2,190000057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4999995232">
            <text:p>1,5499999523</text:p>
          </table:table-cell>
          <table:table-cell office:value-type="float" office:value="1.68999993801">
            <text:p>1,6899999380</text:p>
          </table:table-cell>
          <table:table-cell office:value-type="float" office:value="1.88999998569">
            <text:p>1,8899999857</text:p>
          </table:table-cell>
          <table:table-cell office:value-type="float" office:value="2.06999993324">
            <text:p>2,069999933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5999994278">
            <text:p>1,5599999428</text:p>
          </table:table-cell>
          <table:table-cell office:value-type="float" office:value="1.68999993801">
            <text:p>1,6899999380</text:p>
          </table:table-cell>
          <table:table-cell office:value-type="float" office:value="2.07999992371">
            <text:p>2,0799999237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4999995232">
            <text:p>1,5499999523</text:p>
          </table:table-cell>
          <table:table-cell office:value-type="float" office:value="1.91999995708">
            <text:p>1,9199999571</text:p>
          </table:table-cell>
          <table:table-cell office:value-type="float" office:value="2.02999997139">
            <text:p>2,0299999714</text:p>
          </table:table-cell>
          <table:table-cell office:value-type="float" office:value="2.21000003815">
            <text:p>2,210000038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4999995232">
            <text:p>1,5499999523</text:p>
          </table:table-cell>
          <table:table-cell office:value-type="float" office:value="1.69999992847">
            <text:p>1,6999999285</text:p>
          </table:table-cell>
          <table:table-cell table:number-columns-repeated="2" office:value-type="float" office:value="2.05999994278">
            <text:p>2,0599999428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4999995232">
            <text:p>1,5499999523</text:p>
          </table:table-cell>
          <table:table-cell office:value-type="float" office:value="1.83999991417">
            <text:p>1,839999914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4999995232">
            <text:p>1,5499999523</text:p>
          </table:table-cell>
          <table:table-cell office:value-type="float" office:value="1.87000000477">
            <text:p>1,8700000048</text:p>
          </table:table-cell>
          <table:table-cell office:value-type="float" office:value="2.15999984741">
            <text:p>2,1599998474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719999969006">
            <text:p>0,7199999690</text:p>
          </table:table-cell>
          <table:table-cell office:value-type="float" office:value="1.54999995232">
            <text:p>1,5499999523</text:p>
          </table:table-cell>
          <table:table-cell office:value-type="float" office:value="1.87999999523">
            <text:p>1,8799999952</text:p>
          </table:table-cell>
          <table:table-cell office:value-type="float" office:value="1.97999989986">
            <text:p>1,9799998999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6m</text:p>
          </table:table-cell>
          <table:table-cell table:number-columns-repeated="1021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6999998093">
            <text:p>1,2699999809</text:p>
          </table:table-cell>
          <table:table-cell office:value-type="float" office:value="1.55999994278">
            <text:p>1,5599999428</text:p>
          </table:table-cell>
          <table:table-cell office:value-type="float" office:value="1.67999994755">
            <text:p>1,6799999476</text:p>
          </table:table-cell>
          <table:table-cell office:value-type="float" office:value="2.25">
            <text:p>2,2500000000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0000004768">
            <text:p>0,6200000048</text:p>
          </table:table-cell>
          <table:table-cell office:value-type="float" office:value="1.29999995232">
            <text:p>1,2999999523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1.99000000954">
            <text:p>1,990000009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9999995232">
            <text:p>1,2999999523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0000004768">
            <text:p>0,6200000048</text:p>
          </table:table-cell>
          <table:table-cell office:value-type="float" office:value="1.29999995232">
            <text:p>1,2999999523</text:p>
          </table:table-cell>
          <table:table-cell table:number-columns-repeated="8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30999994278">
            <text:p>1,3099999428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25999999046">
            <text:p>2,259999990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6999998093">
            <text:p>1,2699999809</text:p>
          </table:table-cell>
          <table:table-cell office:value-type="float" office:value="1.62999999523">
            <text:p>1,629999995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7999997139">
            <text:p>1,2799999714</text:p>
          </table:table-cell>
          <table:table-cell office:value-type="float" office:value="1.64999997616">
            <text:p>1,649999976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9999995232">
            <text:p>1,2999999523</text:p>
          </table:table-cell>
          <table:table-cell office:value-type="float" office:value="1.87999999523">
            <text:p>1,8799999952</text:p>
          </table:table-cell>
          <table:table-cell office:value-type="float" office:value="1.87000000477">
            <text:p>1,8700000048</text:p>
          </table:table-cell>
          <table:table-cell office:value-type="float" office:value="2.04999995232">
            <text:p>2,0499999523</text:p>
          </table:table-cell>
          <table:table-cell office:value-type="float" office:value="2.22000002861">
            <text:p>2,2200000286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0000004768">
            <text:p>0,6200000048</text:p>
          </table:table-cell>
          <table:table-cell office:value-type="float" office:value="1.30999994278">
            <text:p>1,3099999428</text:p>
          </table:table-cell>
          <table:table-cell office:value-type="float" office:value="2.54999995232">
            <text:p>2,5499999523</text:p>
          </table:table-cell>
          <table:table-cell office:value-type="float" office:value="1.92999994755">
            <text:p>1,9299999476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629999995232">
            <text:p>0,6299999952</text:p>
          </table:table-cell>
          <table:table-cell office:value-type="float" office:value="1.26999998093">
            <text:p>1,2699999809</text:p>
          </table:table-cell>
          <table:table-cell office:value-type="float" office:value="1.55999994278">
            <text:p>1,5599999428</text:p>
          </table:table-cell>
          <table:table-cell office:value-type="float" office:value="1.87999999523">
            <text:p>1,8799999952</text:p>
          </table:table-cell>
          <table:table-cell office:value-type="float" office:value="2.21000003815">
            <text:p>2,2100000382</text:p>
          </table:table-cell>
          <table:table-cell office:value-type="float" office:value="2.19000005722">
            <text:p>2,1900000572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5m</text:p>
          </table:table-cell>
          <table:table-cell table:number-columns-repeated="1021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14999997616">
            <text:p>1,1499999762</text:p>
          </table:table-cell>
          <table:table-cell office:value-type="float" office:value="1.64999997616">
            <text:p>1,6499999762</text:p>
          </table:table-cell>
          <table:table-cell office:value-type="float" office:value="1.86000001431">
            <text:p>1,8600000143</text:p>
          </table:table-cell>
          <table:table-cell office:value-type="float" office:value="2.11999988556">
            <text:p>2,1199998856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15999996662">
            <text:p>1,1599999666</text:p>
          </table:table-cell>
          <table:table-cell office:value-type="float" office:value="1.52999997139">
            <text:p>1,5299999714</text:p>
          </table:table-cell>
          <table:table-cell office:value-type="float" office:value="2.02999997139">
            <text:p>2,0299999714</text:p>
          </table:table-cell>
          <table:table-cell office:value-type="float" office:value="2.24000000954">
            <text:p>2,240000009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15999996662">
            <text:p>1,1599999666</text:p>
          </table:table-cell>
          <table:table-cell office:value-type="float" office:value="1.53999996185">
            <text:p>1,5399999619</text:p>
          </table:table-cell>
          <table:table-cell office:value-type="float" office:value="2.22000002861">
            <text:p>2,2200000286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14999997616">
            <text:p>1,1499999762</text:p>
          </table:table-cell>
          <table:table-cell office:value-type="float" office:value="1.55999994278">
            <text:p>1,5599999428</text:p>
          </table:table-cell>
          <table:table-cell office:value-type="float" office:value="1.76999998093">
            <text:p>1,7699999809</text:p>
          </table:table-cell>
          <table:table-cell office:value-type="float" office:value="2.19000005722">
            <text:p>2,190000057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53999996185">
            <text:p>1,5399999619</text:p>
          </table:table-cell>
          <table:table-cell office:value-type="float" office:value="2.09999990463">
            <text:p>2,0999999046</text:p>
          </table:table-cell>
          <table:table-cell office:value-type="float" office:value="2.19000005722">
            <text:p>2,1900000572</text:p>
          </table:table-cell>
          <table:table-cell office:value-type="float" office:value="2.21000003815">
            <text:p>2,210000038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14999997616">
            <text:p>1,1499999762</text:p>
          </table:table-cell>
          <table:table-cell office:value-type="float" office:value="1.62999999523">
            <text:p>1,6299999952</text:p>
          </table:table-cell>
          <table:table-cell office:value-type="float" office:value="1.87000000477">
            <text:p>1,8700000048</text:p>
          </table:table-cell>
          <table:table-cell office:value-type="float" office:value="2.19000005722">
            <text:p>2,190000057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14999997616">
            <text:p>1,1499999762</text:p>
          </table:table-cell>
          <table:table-cell office:value-type="float" office:value="1.76999998093">
            <text:p>1,7699999809</text:p>
          </table:table-cell>
          <table:table-cell office:value-type="float" office:value="1.88999998569">
            <text:p>1,8899999857</text:p>
          </table:table-cell>
          <table:table-cell office:value-type="float" office:value="2.23000001907">
            <text:p>2,2300000191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15999996662">
            <text:p>1,1599999666</text:p>
          </table:table-cell>
          <table:table-cell office:value-type="float" office:value="1.53999996185">
            <text:p>1,5399999619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66999995708">
            <text:p>1,6699999571</text:p>
          </table:table-cell>
          <table:table-cell office:value-type="float" office:value="1.86000001431">
            <text:p>1,8600000143</text:p>
          </table:table-cell>
          <table:table-cell office:value-type="float" office:value="1.87000000477">
            <text:p>1,8700000048</text:p>
          </table:table-cell>
          <table:table-cell office:value-type="float" office:value="2.02999997139">
            <text:p>2,029999971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52999997139">
            <text:p>0,5299999714</text:p>
          </table:table-cell>
          <table:table-cell office:value-type="float" office:value="1.13999998569">
            <text:p>1,1399999857</text:p>
          </table:table-cell>
          <table:table-cell office:value-type="float" office:value="1.63999998569">
            <text:p>1,6399999857</text:p>
          </table:table-cell>
          <table:table-cell office:value-type="float" office:value="1.74000000954">
            <text:p>1,7400000095</text:p>
          </table:table-cell>
          <table:table-cell office:value-type="float" office:value="2.1099998951">
            <text:p>2,1099998951</text:p>
          </table:table-cell>
          <table:table-cell office:value-type="float" office:value="2.27999997139">
            <text:p>2,2799999714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4m</text:p>
          </table:table-cell>
          <table:table-cell table:number-columns-repeated="1021"/>
        </table:table-row>
        <table:table-row table:style-name="ro1">
          <table:table-cell office:value-type="float" office:value="0.439999997616">
            <text:p>0,4399999976</text:p>
          </table:table-cell>
          <table:table-cell office:value-type="float" office:value="0.870000004768">
            <text:p>0,8700000048</text:p>
          </table:table-cell>
          <table:table-cell office:value-type="float" office:value="1.4699999094">
            <text:p>1,4699999094</text:p>
          </table:table-cell>
          <table:table-cell office:value-type="float" office:value="1.44999992847">
            <text:p>1,4499999285</text:p>
          </table:table-cell>
          <table:table-cell office:value-type="float" office:value="2.02999997139">
            <text:p>2,0299999714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27999997139">
            <text:p>2,2799999714</text:p>
          </table:table-cell>
          <table:table-cell table:number-columns-repeated="2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70000004768">
            <text:p>0,8700000048</text:p>
          </table:table-cell>
          <table:table-cell office:value-type="float" office:value="0.959999978542">
            <text:p>0,9599999785</text:p>
          </table:table-cell>
          <table:table-cell office:value-type="float" office:value="2.06999993324">
            <text:p>2,0699999332</text:p>
          </table:table-cell>
          <table:table-cell office:value-type="float" office:value="2.54999995232">
            <text:p>2,5499999523</text:p>
          </table:table-cell>
          <table:table-cell office:value-type="float" office:value="2.09999990463">
            <text:p>2,0999999046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70000004768">
            <text:p>0,8700000048</text:p>
          </table:table-cell>
          <table:table-cell office:value-type="float" office:value="1.76999998093">
            <text:p>1,7699999809</text:p>
          </table:table-cell>
          <table:table-cell office:value-type="float" office:value="1.77999997139">
            <text:p>1,7799999714</text:p>
          </table:table-cell>
          <table:table-cell office:value-type="float" office:value="2.18000006676">
            <text:p>2,1800000668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70000004768">
            <text:p>0,8700000048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15999984741">
            <text:p>2,159999847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39999997616">
            <text:p>0,4399999976</text:p>
          </table:table-cell>
          <table:table-cell office:value-type="float" office:value="0.870000004768">
            <text:p>0,8700000048</text:p>
          </table:table-cell>
          <table:table-cell office:value-type="float" office:value="1.5">
            <text:p>1,5000000000</text:p>
          </table:table-cell>
          <table:table-cell office:value-type="float" office:value="1.64999997616">
            <text:p>1,6499999762</text:p>
          </table:table-cell>
          <table:table-cell office:value-type="float" office:value="1.81999993324">
            <text:p>1,819999933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39999997616">
            <text:p>0,4399999976</text:p>
          </table:table-cell>
          <table:table-cell office:value-type="float" office:value="0.870000004768">
            <text:p>0,8700000048</text:p>
          </table:table-cell>
          <table:table-cell office:value-type="float" office:value="1.64999997616">
            <text:p>1,649999976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70000004768">
            <text:p>0,8700000048</text:p>
          </table:table-cell>
          <table:table-cell office:value-type="float" office:value="1.54999995232">
            <text:p>1,5499999523</text:p>
          </table:table-cell>
          <table:table-cell office:value-type="float" office:value="1.73000001907">
            <text:p>1,7300000191</text:p>
          </table:table-cell>
          <table:table-cell office:value-type="float" office:value="1.9699999094">
            <text:p>1,9699999094</text:p>
          </table:table-cell>
          <table:table-cell office:value-type="float" office:value="2.25">
            <text:p>2,2500000000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39999997616">
            <text:p>0,4399999976</text:p>
          </table:table-cell>
          <table:table-cell office:value-type="float" office:value="0.870000004768">
            <text:p>0,8700000048</text:p>
          </table:table-cell>
          <table:table-cell office:value-type="float" office:value="1.63999998569">
            <text:p>1,6399999857</text:p>
          </table:table-cell>
          <table:table-cell office:value-type="float" office:value="2.19000005722">
            <text:p>2,1900000572</text:p>
          </table:table-cell>
          <table:table-cell office:value-type="float" office:value="2.54999995232">
            <text:p>2,5499999523</text:p>
          </table:table-cell>
          <table:table-cell office:value-type="float" office:value="2.19000005722">
            <text:p>2,1900000572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2999997735">
            <text:p>0,4299999774</text:p>
          </table:table-cell>
          <table:table-cell office:value-type="float" office:value="0.870000004768">
            <text:p>0,8700000048</text:p>
          </table:table-cell>
          <table:table-cell office:value-type="float" office:value="1.52999997139">
            <text:p>1,5299999714</text:p>
          </table:table-cell>
          <table:table-cell office:value-type="float" office:value="1.7199999094">
            <text:p>1,7199999094</text:p>
          </table:table-cell>
          <table:table-cell office:value-type="float" office:value="1.83999991417">
            <text:p>1,8399999142</text:p>
          </table:table-cell>
          <table:table-cell office:value-type="float" office:value="2.11999988556">
            <text:p>2,1199998856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439999997616">
            <text:p>0,4399999976</text:p>
          </table:table-cell>
          <table:table-cell office:value-type="float" office:value="0.879999995232">
            <text:p>0,8799999952</text:p>
          </table:table-cell>
          <table:table-cell office:value-type="float" office:value="1.53999996185">
            <text:p>1,5399999619</text:p>
          </table:table-cell>
          <table:table-cell office:value-type="float" office:value="1.65999996662">
            <text:p>1,6599999666</text:p>
          </table:table-cell>
          <table:table-cell office:value-type="float" office:value="1.83999991417">
            <text:p>1,8399999142</text:p>
          </table:table-cell>
          <table:table-cell office:value-type="float" office:value="2.25999999046">
            <text:p>2,2599999905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3m</text:p>
          </table:table-cell>
          <table:table-cell table:number-columns-repeated="1021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2.54999995232">
            <text:p>2,5499999523</text:p>
          </table:table-cell>
          <table:table-cell office:value-type="float" office:value="1.06999993324">
            <text:p>1,0699999332</text:p>
          </table:table-cell>
          <table:table-cell office:value-type="float" office:value="2.25">
            <text:p>2,2500000000</text:p>
          </table:table-cell>
          <table:table-cell office:value-type="float" office:value="2.14999985695">
            <text:p>2,1499998570</text:p>
          </table:table-cell>
          <table:table-cell office:value-type="float" office:value="2.26999998093">
            <text:p>2,2699999809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740000009537">
            <text:p>0,7400000095</text:p>
          </table:table-cell>
          <table:table-cell office:value-type="float" office:value="1.06999993324">
            <text:p>1,0699999332</text:p>
          </table:table-cell>
          <table:table-cell office:value-type="float" office:value="2.13999986649">
            <text:p>2,1399998665</text:p>
          </table:table-cell>
          <table:table-cell office:value-type="float" office:value="2.28999996185">
            <text:p>2,289999961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759999990463">
            <text:p>0,7599999905</text:p>
          </table:table-cell>
          <table:table-cell office:value-type="float" office:value="1.04999995232">
            <text:p>1,0499999523</text:p>
          </table:table-cell>
          <table:table-cell office:value-type="float" office:value="2.11999988556">
            <text:p>2,1199998856</text:p>
          </table:table-cell>
          <table:table-cell office:value-type="float" office:value="2.25">
            <text:p>2,2500000000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759999990463">
            <text:p>0,7599999905</text:p>
          </table:table-cell>
          <table:table-cell office:value-type="float" office:value="1.06999993324">
            <text:p>1,0699999332</text:p>
          </table:table-cell>
          <table:table-cell office:value-type="float" office:value="2.08999991417">
            <text:p>2,0899999142</text:p>
          </table:table-cell>
          <table:table-cell office:value-type="float" office:value="1.59999990463">
            <text:p>1,5999999046</text:p>
          </table:table-cell>
          <table:table-cell office:value-type="float" office:value="2">
            <text:p>2,0000000000</text:p>
          </table:table-cell>
          <table:table-cell office:value-type="float" office:value="2.11999988556">
            <text:p>2,1199998856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759999990463">
            <text:p>0,7599999905</text:p>
          </table:table-cell>
          <table:table-cell office:value-type="float" office:value="1.05999994278">
            <text:p>1,0599999428</text:p>
          </table:table-cell>
          <table:table-cell office:value-type="float" office:value="1.38999998569">
            <text:p>1,3899999857</text:p>
          </table:table-cell>
          <table:table-cell office:value-type="float" office:value="2.11999988556">
            <text:p>2,1199998856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680000007153">
            <text:p>0,6800000072</text:p>
          </table:table-cell>
          <table:table-cell office:value-type="float" office:value="1.05999994278">
            <text:p>1,0599999428</text:p>
          </table:table-cell>
          <table:table-cell office:value-type="float" office:value="1.36000001431">
            <text:p>1,3600000143</text:p>
          </table:table-cell>
          <table:table-cell office:value-type="float" office:value="2.22000002861">
            <text:p>2,2200000286</text:p>
          </table:table-cell>
          <table:table-cell office:value-type="float" office:value="1.9699999094">
            <text:p>1,9699999094</text:p>
          </table:table-cell>
          <table:table-cell office:value-type="float" office:value="2.15999984741">
            <text:p>2,1599998474</text:p>
          </table:table-cell>
          <table:table-cell office:value-type="float" office:value="2.28999996185">
            <text:p>2,2899999619</text:p>
          </table:table-cell>
          <table:table-cell table:number-columns-repeated="2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759999990463">
            <text:p>0,7599999905</text:p>
          </table:table-cell>
          <table:table-cell office:value-type="float" office:value="1.06999993324">
            <text:p>1,0699999332</text:p>
          </table:table-cell>
          <table:table-cell office:value-type="float" office:value="1.57999992371">
            <text:p>1,5799999237</text:p>
          </table:table-cell>
          <table:table-cell table:number-columns-repeated="2" office:value-type="float" office:value="2.08999991417">
            <text:p>2,0899999142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29999983311">
            <text:p>0,3299999833</text:p>
          </table:table-cell>
          <table:table-cell office:value-type="float" office:value="0.759999990463">
            <text:p>0,7599999905</text:p>
          </table:table-cell>
          <table:table-cell office:value-type="float" office:value="1.06999993324">
            <text:p>1,0699999332</text:p>
          </table:table-cell>
          <table:table-cell office:value-type="float" office:value="1.38999998569">
            <text:p>1,3899999857</text:p>
          </table:table-cell>
          <table:table-cell office:value-type="float" office:value="1.77999997139">
            <text:p>1,779999971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759999990463">
            <text:p>0,7599999905</text:p>
          </table:table-cell>
          <table:table-cell office:value-type="float" office:value="1.05999994278">
            <text:p>1,0599999428</text:p>
          </table:table-cell>
          <table:table-cell office:value-type="float" office:value="1.37999999523">
            <text:p>1,3799999952</text:p>
          </table:table-cell>
          <table:table-cell office:value-type="float" office:value="2.14999985695">
            <text:p>2,1499998570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40000003576">
            <text:p>0,3400000036</text:p>
          </table:table-cell>
          <table:table-cell office:value-type="float" office:value="0.759999990463">
            <text:p>0,7599999905</text:p>
          </table:table-cell>
          <table:table-cell office:value-type="float" office:value="1.05999994278">
            <text:p>1,0599999428</text:p>
          </table:table-cell>
          <table:table-cell office:value-type="float" office:value="1.52999997139">
            <text:p>1,5299999714</text:p>
          </table:table-cell>
          <table:table-cell office:value-type="float" office:value="1.90999996662">
            <text:p>1,9099999666</text:p>
          </table:table-cell>
          <table:table-cell office:value-type="float" office:value="2.03999996185">
            <text:p>2,0399999619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2m</text:p>
          </table:table-cell>
          <table:table-cell table:number-columns-repeated="1021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469999998808">
            <text:p>0,4699999988</text:p>
          </table:table-cell>
          <table:table-cell office:value-type="float" office:value="0.75">
            <text:p>0,7500000000</text:p>
          </table:table-cell>
          <table:table-cell office:value-type="float" office:value="1.40999996662">
            <text:p>1,4099999666</text:p>
          </table:table-cell>
          <table:table-cell office:value-type="float" office:value="2.13999986649">
            <text:p>2,1399998665</text:p>
          </table:table-cell>
          <table:table-cell office:value-type="float" office:value="1.53999996185">
            <text:p>1,5399999619</text:p>
          </table:table-cell>
          <table:table-cell office:value-type="float" office:value="2.23000001907">
            <text:p>2,2300000191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469999998808">
            <text:p>0,4699999988</text:p>
          </table:table-cell>
          <table:table-cell office:value-type="float" office:value="0.740000009537">
            <text:p>0,7400000095</text:p>
          </table:table-cell>
          <table:table-cell office:value-type="float" office:value="1.53999996185">
            <text:p>1,5399999619</text:p>
          </table:table-cell>
          <table:table-cell office:value-type="float" office:value="2.25">
            <text:p>2,2500000000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69999998808">
            <text:p>0,4699999988</text:p>
          </table:table-cell>
          <table:table-cell office:value-type="float" office:value="0.740000009537">
            <text:p>0,7400000095</text:p>
          </table:table-cell>
          <table:table-cell office:value-type="float" office:value="1.38999998569">
            <text:p>1,3899999857</text:p>
          </table:table-cell>
          <table:table-cell office:value-type="float" office:value="1.52999997139">
            <text:p>1,5299999714</text:p>
          </table:table-cell>
          <table:table-cell office:value-type="float" office:value="2.23000001907">
            <text:p>2,2300000191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59999978542">
            <text:p>0,4599999785</text:p>
          </table:table-cell>
          <table:table-cell office:value-type="float" office:value="0.740000009537">
            <text:p>0,7400000095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69999998808">
            <text:p>0,4699999988</text:p>
          </table:table-cell>
          <table:table-cell office:value-type="float" office:value="0.740000009537">
            <text:p>0,7400000095</text:p>
          </table:table-cell>
          <table:table-cell office:value-type="float" office:value="2.16999983788">
            <text:p>2,1699998379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69999998808">
            <text:p>0,4699999988</text:p>
          </table:table-cell>
          <table:table-cell office:value-type="float" office:value="0.740000009537">
            <text:p>0,7400000095</text:p>
          </table:table-cell>
          <table:table-cell office:value-type="float" office:value="2.1099998951">
            <text:p>2,1099998951</text:p>
          </table:table-cell>
          <table:table-cell office:value-type="float" office:value="1.52999997139">
            <text:p>1,529999971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59999978542">
            <text:p>0,4599999785</text:p>
          </table:table-cell>
          <table:table-cell office:value-type="float" office:value="0.75">
            <text:p>0,7500000000</text:p>
          </table:table-cell>
          <table:table-cell office:value-type="float" office:value="2.08999991417">
            <text:p>2,0899999142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69999998808">
            <text:p>0,4699999988</text:p>
          </table:table-cell>
          <table:table-cell office:value-type="float" office:value="0.75">
            <text:p>0,7500000000</text:p>
          </table:table-cell>
          <table:table-cell office:value-type="float" office:value="1.33999991417">
            <text:p>1,3399999142</text:p>
          </table:table-cell>
          <table:table-cell office:value-type="float" office:value="1.52999997139">
            <text:p>1,529999971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69999998808">
            <text:p>0,4699999988</text:p>
          </table:table-cell>
          <table:table-cell office:value-type="float" office:value="0.740000009537">
            <text:p>0,7400000095</text:p>
          </table:table-cell>
          <table:table-cell office:value-type="float" office:value="1.35000002384">
            <text:p>1,3500000238</text:p>
          </table:table-cell>
          <table:table-cell office:value-type="float" office:value="1.50999999046">
            <text:p>1,5099999905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469999998808">
            <text:p>0,4699999988</text:p>
          </table:table-cell>
          <table:table-cell office:value-type="float" office:value="0.75">
            <text:p>0,7500000000</text:p>
          </table:table-cell>
          <table:table-cell office:value-type="float" office:value="1.35000002384">
            <text:p>1,3500000238</text:p>
          </table:table-cell>
          <table:table-cell office:value-type="float" office:value="1.37000000477">
            <text:p>1,3700000048</text:p>
          </table:table-cell>
          <table:table-cell office:value-type="float" office:value="2.25999999046">
            <text:p>2,2599999905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1m</text:p>
          </table:table-cell>
          <table:table-cell table:number-columns-repeated="1021"/>
        </table:table-row>
        <table:table-row table:style-name="ro1">
          <table:table-cell office:value-type="float" office:value="0.289999991655">
            <text:p>0,2899999917</text:p>
          </table:table-cell>
          <table:table-cell office:value-type="float" office:value="2.54999995232">
            <text:p>2,5499999523</text:p>
          </table:table-cell>
          <table:table-cell office:value-type="float" office:value="1.04999995232">
            <text:p>1,0499999523</text:p>
          </table:table-cell>
          <table:table-cell office:value-type="float" office:value="2.02999997139">
            <text:p>2,0299999714</text:p>
          </table:table-cell>
          <table:table-cell office:value-type="float" office:value="2.25">
            <text:p>2,2500000000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89999991655">
            <text:p>0,2899999917</text:p>
          </table:table-cell>
          <table:table-cell office:value-type="float" office:value="0.5">
            <text:p>0,5000000000</text:p>
          </table:table-cell>
          <table:table-cell office:value-type="float" office:value="1.04999995232">
            <text:p>1,0499999523</text:p>
          </table:table-cell>
          <table:table-cell office:value-type="float" office:value="1.28999996185">
            <text:p>1,2899999619</text:p>
          </table:table-cell>
          <table:table-cell office:value-type="float" office:value="1.29999995232">
            <text:p>1,2999999523</text:p>
          </table:table-cell>
          <table:table-cell office:value-type="float" office:value="2.18000006676">
            <text:p>2,1800000668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99999982119">
            <text:p>0,2999999821</text:p>
          </table:table-cell>
          <table:table-cell office:value-type="float" office:value="0.5">
            <text:p>0,5000000000</text:p>
          </table:table-cell>
          <table:table-cell office:value-type="float" office:value="0.740000009537">
            <text:p>0,7400000095</text:p>
          </table:table-cell>
          <table:table-cell office:value-type="float" office:value="1.04999995232">
            <text:p>1,0499999523</text:p>
          </table:table-cell>
          <table:table-cell office:value-type="float" office:value="2.12999987602">
            <text:p>2,1299998760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89999991655">
            <text:p>0,2899999917</text:p>
          </table:table-cell>
          <table:table-cell office:value-type="float" office:value="0.5">
            <text:p>0,5000000000</text:p>
          </table:table-cell>
          <table:table-cell office:value-type="float" office:value="0.729999959469">
            <text:p>0,7299999595</text:p>
          </table:table-cell>
          <table:table-cell office:value-type="float" office:value="1.05999994278">
            <text:p>1,0599999428</text:p>
          </table:table-cell>
          <table:table-cell office:value-type="float" office:value="1.95999991894">
            <text:p>1,9599999189</text:p>
          </table:table-cell>
          <table:table-cell office:value-type="float" office:value="2.11999988556">
            <text:p>2,1199998856</text:p>
          </table:table-cell>
          <table:table-cell office:value-type="float" office:value="2.20000004768">
            <text:p>2,2000000477</text:p>
          </table:table-cell>
          <table:table-cell table:number-columns-repeated="3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99999982119">
            <text:p>0,2999999821</text:p>
          </table:table-cell>
          <table:table-cell office:value-type="float" office:value="0.5">
            <text:p>0,5000000000</text:p>
          </table:table-cell>
          <table:table-cell office:value-type="float" office:value="0.75">
            <text:p>0,7500000000</text:p>
          </table:table-cell>
          <table:table-cell office:value-type="float" office:value="2.07999992371">
            <text:p>2,0799999237</text:p>
          </table:table-cell>
          <table:table-cell office:value-type="float" office:value="2.21000003815">
            <text:p>2,210000038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89999991655">
            <text:p>0,2899999917</text:p>
          </table:table-cell>
          <table:table-cell office:value-type="float" office:value="0.5">
            <text:p>0,5000000000</text:p>
          </table:table-cell>
          <table:table-cell office:value-type="float" office:value="0.729999959469">
            <text:p>0,7299999595</text:p>
          </table:table-cell>
          <table:table-cell office:value-type="float" office:value="2.06999993324">
            <text:p>2,0699999332</text:p>
          </table:table-cell>
          <table:table-cell office:value-type="float" office:value="2.22000002861">
            <text:p>2,2200000286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99999982119">
            <text:p>0,2999999821</text:p>
          </table:table-cell>
          <table:table-cell office:value-type="float" office:value="0.5">
            <text:p>0,5000000000</text:p>
          </table:table-cell>
          <table:table-cell office:value-type="float" office:value="0.729999959469">
            <text:p>0,7299999595</text:p>
          </table:table-cell>
          <table:table-cell office:value-type="float" office:value="1.04999995232">
            <text:p>1,0499999523</text:p>
          </table:table-cell>
          <table:table-cell office:value-type="float" office:value="2.09999990463">
            <text:p>2,0999999046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99999982119">
            <text:p>0,2999999821</text:p>
          </table:table-cell>
          <table:table-cell office:value-type="float" office:value="0.509999990463">
            <text:p>0,5099999905</text:p>
          </table:table-cell>
          <table:table-cell office:value-type="float" office:value="1.41999995708">
            <text:p>1,4199999571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99999982119">
            <text:p>0,2999999821</text:p>
          </table:table-cell>
          <table:table-cell office:value-type="float" office:value="0.509999990463">
            <text:p>0,5099999905</text:p>
          </table:table-cell>
          <table:table-cell office:value-type="float" office:value="1.05999994278">
            <text:p>1,0599999428</text:p>
          </table:table-cell>
          <table:table-cell office:value-type="float" office:value="1.32999992371">
            <text:p>1,3299999237</text:p>
          </table:table-cell>
          <table:table-cell office:value-type="float" office:value="1.51999998093">
            <text:p>1,5199999809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89999991655">
            <text:p>0,2899999917</text:p>
          </table:table-cell>
          <table:table-cell office:value-type="float" office:value="0.5">
            <text:p>0,5000000000</text:p>
          </table:table-cell>
          <table:table-cell office:value-type="float" office:value="0.729999959469">
            <text:p>0,7299999595</text:p>
          </table:table-cell>
          <table:table-cell office:value-type="float" office:value="2.22000002861">
            <text:p>2,2200000286</text:p>
          </table:table-cell>
          <table:table-cell table:number-columns-repeated="3" office:value-type="float" office:value="2.54999995232">
            <text:p>2,5499999523</text:p>
          </table:table-cell>
          <table:table-cell office:value-type="float" office:value="2.42999982834">
            <text:p>2,4299998283</text:p>
          </table:table-cell>
          <table:table-cell table:number-columns-repeated="2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Abstand:</text:p>
          </table:table-cell>
          <table:table-cell office:value-type="string">
            <text:p>0,05m</text:p>
          </table:table-cell>
          <table:table-cell table:number-columns-repeated="1021"/>
        </table:table-row>
        <table:table-row table:style-name="ro1">
          <table:table-cell office:value-type="float" office:value="0.229999989271">
            <text:p>0,2299999893</text:p>
          </table:table-cell>
          <table:table-cell office:value-type="float" office:value="0.649999976158">
            <text:p>0,6499999762</text:p>
          </table:table-cell>
          <table:table-cell office:value-type="float" office:value="1.86000001431">
            <text:p>1,8600000143</text:p>
          </table:table-cell>
          <table:table-cell table:number-columns-repeated="2" office:value-type="float" office:value="2.54999995232">
            <text:p>2,5499999523</text:p>
          </table:table-cell>
          <table:table-cell office:value-type="float" office:value="2.04999995232">
            <text:p>2,0499999523</text:p>
          </table:table-cell>
          <table:table-cell table:number-columns-repeated="4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1.28999996185">
            <text:p>1,2899999619</text:p>
          </table:table-cell>
          <table:table-cell office:value-type="float" office:value="1.50999999046">
            <text:p>1,5099999905</text:p>
          </table:table-cell>
          <table:table-cell office:value-type="float" office:value="2.01999998093">
            <text:p>2,0199999809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80000001192">
            <text:p>0,2800000012</text:p>
          </table:table-cell>
          <table:table-cell office:value-type="float" office:value="1.02999997139">
            <text:p>1,0299999714</text:p>
          </table:table-cell>
          <table:table-cell office:value-type="float" office:value="1.25999999046">
            <text:p>1,2599999905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489999979734">
            <text:p>0,4899999797</text:p>
          </table:table-cell>
          <table:table-cell office:value-type="float" office:value="1.64999997616">
            <text:p>1,6499999762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1.18999993801">
            <text:p>1,1899999380</text:p>
          </table:table-cell>
          <table:table-cell office:value-type="float" office:value="1.32999992371">
            <text:p>1,3299999237</text:p>
          </table:table-cell>
          <table:table-cell office:value-type="float" office:value="1.76999998093">
            <text:p>1,7699999809</text:p>
          </table:table-cell>
          <table:table-cell office:value-type="float" office:value="2.06999993324">
            <text:p>2,0699999332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1.29999995232">
            <text:p>1,2999999523</text:p>
          </table:table-cell>
          <table:table-cell office:value-type="float" office:value="1.15999996662">
            <text:p>1,1599999666</text:p>
          </table:table-cell>
          <table:table-cell office:value-type="float" office:value="2.22000002861">
            <text:p>2,2200000286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5">
            <text:p>0,2500000000</text:p>
          </table:table-cell>
          <table:table-cell office:value-type="float" office:value="0.5">
            <text:p>0,5000000000</text:p>
          </table:table-cell>
          <table:table-cell office:value-type="float" office:value="1.91999995708">
            <text:p>1,9199999571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19999992847">
            <text:p>0,3199999928</text:p>
          </table:table-cell>
          <table:table-cell office:value-type="float" office:value="1.19999992847">
            <text:p>1,1999999285</text:p>
          </table:table-cell>
          <table:table-cell office:value-type="float" office:value="1.30999994278">
            <text:p>1,3099999428</text:p>
          </table:table-cell>
          <table:table-cell office:value-type="float" office:value="1.81999993324">
            <text:p>1,8199999332</text:p>
          </table:table-cell>
          <table:table-cell table:number-columns-repeated="6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239999994636">
            <text:p>0,2399999946</text:p>
          </table:table-cell>
          <table:table-cell office:value-type="float" office:value="0.719999969006">
            <text:p>0,7199999690</text:p>
          </table:table-cell>
          <table:table-cell office:value-type="float" office:value="1.66999995708">
            <text:p>1,6699999571</text:p>
          </table:table-cell>
          <table:table-cell table:number-columns-repeated="7" office:value-type="float" office:value="2.54999995232">
            <text:p>2,5499999523</text:p>
          </table:table-cell>
          <table:table-cell table:number-columns-repeated="1013"/>
        </table:table-row>
        <table:table-row table:style-name="ro1">
          <table:table-cell office:value-type="float" office:value="0.310000002384">
            <text:p>0,3100000024</text:p>
          </table:table-cell>
          <table:table-cell office:value-type="float" office:value="0.509999990463">
            <text:p>0,5099999905</text:p>
          </table:table-cell>
          <table:table-cell office:value-type="float" office:value="1.11000001431">
            <text:p>1,1100000143</text:p>
          </table:table-cell>
          <table:table-cell office:value-type="float" office:value="1.26999998093">
            <text:p>1,2699999809</text:p>
          </table:table-cell>
          <table:table-cell office:value-type="float" office:value="2.27999997139">
            <text:p>2,2799999714</text:p>
          </table:table-cell>
          <table:table-cell table:number-columns-repeated="5" office:value-type="float" office:value="2.54999995232">
            <text:p>2,5499999523</text:p>
          </table:table-cell>
          <table:table-cell table:number-columns-repeated="1013"/>
        </table:table-row>
        <table:table-row table:style-name="ro1" table:number-rows-repeated="6536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0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.05.2012</text:date>, <text:time>16:1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0T16:54:47</meta:creation-date>
    <dc:date>2012-05-11T16:14:19</dc:date>
    <meta:editing-duration>PT20H55M04S</meta:editing-duration>
    <meta:editing-cycles>19</meta:editing-cycles>
    <meta:generator>OpenOffice.org/3.2$Unix OpenOffice.org_project/320m12$Build-9483</meta:generator>
    <meta:document-statistic meta:table-count="2" meta:cell-count="29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9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15cm" svg:height="11.053cm" xlink:href=".." chart:class="chart:line" chart:style-name="ch1">
        <chart:title svg:x="8.177cm" svg:y="0.222cm" chart:style-name="ch2">
          <text:p>Ø Abweichung Sonar links</text:p>
        </chart:title>
        <chart:legend chart:legend-position="end" svg:x="18.813cm" svg:y="5.24cm" chart:style-name="ch3"/>
        <chart:plot-area chart:style-name="ch4" table:cell-range-address="Links_.L6:Links_.M19" chart:data-source-has-labels="both" svg:x="0.667cm" svg:y="0.956cm" svg:width="17.713cm" svg:height="9.635cm">
          <chart:axis chart:dimension="x" chart:name="primary-x" chart:style-name="ch5">
            <chart:title svg:x="8.867cm" svg:y="10.26cm" chart:style-name="ch6">
              <text:p>Abstand in m</text:p>
            </chart:title>
            <chart:categories table:cell-range-address="Links_.L7:Links_.L19"/>
            <chart:grid chart:style-name="ch7" chart:class="major"/>
          </chart:axis>
          <chart:axis chart:dimension="y" chart:name="primary-y" chart:style-name="ch8">
            <chart:title svg:x="0.435cm" svg:y="6.989cm" chart:style-name="ch9">
              <text:p>Ø  Abweichung in cm</text:p>
            </chart:title>
            <chart:grid chart:style-name="ch7" chart:class="major"/>
          </chart:axis>
          <chart:series chart:style-name="ch10" chart:values-cell-range-address="Links_.M7:Links_.M19" chart:label-cell-address="Links_.M6:Links_.M6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_.M6:Links_.M6">Ø Abweichung</text:p>
              </table:table-cell>
            </table:table-row>
          </table:table-header-rows>
          <table:table-rows>
            <table:table-row>
              <table:table-cell office:value-type="string">
                <text:p text:id="Links_.L7:Links_.L19">2,00</text:p>
              </table:table-cell>
              <table:table-cell office:value-type="float" office:value="79.8000049592">
                <text:p text:id="Links_.M7:Links_.M19">79.8000049592</text:p>
              </table:table-cell>
            </table:table-row>
            <table:table-row>
              <table:table-cell office:value-type="string">
                <text:p>1,50</text:p>
              </table:table-cell>
              <table:table-cell office:value-type="float" office:value="19.4999992845">
                <text:p>19.4999992845</text:p>
              </table:table-cell>
            </table:table-row>
            <table:table-row>
              <table:table-cell office:value-type="string">
                <text:p>1,00</text:p>
              </table:table-cell>
              <table:table-cell office:value-type="float" office:value="1.10000312329998">
                <text:p>1.10000312329998</text:p>
              </table:table-cell>
            </table:table-row>
            <table:table-row>
              <table:table-cell office:value-type="string">
                <text:p>0,90</text:p>
              </table:table-cell>
              <table:table-cell office:value-type="float" office:value="1.29999637602">
                <text:p>1.29999637602</text:p>
              </table:table-cell>
            </table:table-row>
            <table:table-row>
              <table:table-cell office:value-type="string">
                <text:p>0,80</text:p>
              </table:table-cell>
              <table:table-cell office:value-type="float" office:value="1.39999985692">
                <text:p>1.39999985692</text:p>
              </table:table-cell>
            </table:table-row>
            <table:table-row>
              <table:table-cell office:value-type="string">
                <text:p>0,70</text:p>
              </table:table-cell>
              <table:table-cell office:value-type="float" office:value="2.19999670986">
                <text:p>2.19999670986</text:p>
              </table:table-cell>
            </table:table-row>
            <table:table-row>
              <table:table-cell office:value-type="string">
                <text:p>0,60</text:p>
              </table:table-cell>
              <table:table-cell office:value-type="float" office:value="3.60000014304001">
                <text:p>3.60000014304001</text:p>
              </table:table-cell>
            </table:table-row>
            <table:table-row>
              <table:table-cell office:value-type="string">
                <text:p>0,50</text:p>
              </table:table-cell>
              <table:table-cell office:value-type="float" office:value="8.10000181195">
                <text:p>8.10000181195</text:p>
              </table:table-cell>
            </table:table-row>
            <table:table-row>
              <table:table-cell office:value-type="string">
                <text:p>0,40</text:p>
              </table:table-cell>
              <table:table-cell office:value-type="float" office:value="6.40000134707">
                <text:p>6.40000134707</text:p>
              </table:table-cell>
            </table:table-row>
            <table:table-row>
              <table:table-cell office:value-type="string">
                <text:p>0,30</text:p>
              </table:table-cell>
              <table:table-cell office:value-type="float" office:value="0.300000905990011">
                <text:p>0.300000905990011</text:p>
              </table:table-cell>
            </table:table-row>
            <table:table-row>
              <table:table-cell office:value-type="string">
                <text:p>0,20</text:p>
              </table:table-cell>
              <table:table-cell office:value-type="float" office:value="10.29999971389">
                <text:p>10.29999971389</text:p>
              </table:table-cell>
            </table:table-row>
            <table:table-row>
              <table:table-cell office:value-type="string">
                <text:p>0,10</text:p>
              </table:table-cell>
              <table:table-cell office:value-type="float" office:value="16.99999988078">
                <text:p>16.99999988078</text:p>
              </table:table-cell>
            </table:table-row>
            <table:table-row>
              <table:table-cell office:value-type="string">
                <text:p>0,05</text:p>
              </table:table-cell>
              <table:table-cell office:value-type="float" office:value="14.59999978544">
                <text:p>14.59999978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15cm" svg:height="11.053cm" xlink:href=".." chart:class="chart:line" chart:style-name="ch1">
        <chart:title svg:x="8.014cm" svg:y="0.222cm" chart:style-name="ch2">
          <text:p>Ø Abweichung Sonar rechts</text:p>
        </chart:title>
        <chart:legend chart:legend-position="end" svg:x="20.072cm" svg:y="5.24cm" chart:style-name="ch3"/>
        <chart:plot-area chart:style-name="ch4" table:cell-range-address="Rechts_.L7:Rechts_.M19" chart:data-source-has-labels="both" svg:x="0.667cm" svg:y="0.956cm" svg:width="18.972cm" svg:height="9.635cm">
          <chart:axis chart:dimension="x" chart:name="primary-x" chart:style-name="ch5">
            <chart:title svg:x="9.497cm" svg:y="10.26cm" chart:style-name="ch6">
              <text:p>Abstand in m</text:p>
            </chart:title>
            <chart:categories table:cell-range-address="Rechts_.L8:Rechts_.L19"/>
            <chart:grid chart:style-name="ch7" chart:class="major"/>
          </chart:axis>
          <chart:axis chart:dimension="y" chart:name="primary-y" chart:style-name="ch8">
            <chart:title svg:x="0.435cm" svg:y="6.907cm" chart:style-name="ch9">
              <text:p>Ø  Abweichung in m</text:p>
            </chart:title>
            <chart:grid chart:style-name="ch7" chart:class="major"/>
          </chart:axis>
          <chart:series chart:style-name="ch10" chart:values-cell-range-address="Rechts_.M8:Rechts_.M19" chart:label-cell-address="Rechts_.M7:Rechts_.M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chts_.M7:Rechts_.M7">0,50</text:p>
              </table:table-cell>
            </table:table-row>
          </table:table-header-rows>
          <table:table-rows>
            <table:table-row>
              <table:table-cell office:value-type="string">
                <text:p text:id="Rechts_.L8:Rechts_.L19">1,50</text:p>
              </table:table-cell>
              <table:table-cell office:value-type="float" office:value="0.499999523000017">
                <text:p text:id="Rechts_.M8:Rechts_.M19">0.499999523000017</text:p>
              </table:table-cell>
            </table:table-row>
            <table:table-row>
              <table:table-cell office:value-type="string">
                <text:p>1,00</text:p>
              </table:table-cell>
              <table:table-cell office:value-type="float" office:value="1.09999895070003">
                <text:p>1.09999895070003</text:p>
              </table:table-cell>
            </table:table-row>
            <table:table-row>
              <table:table-cell office:value-type="string">
                <text:p>0,90</text:p>
              </table:table-cell>
              <table:table-cell office:value-type="float" office:value="8.20000290874001">
                <text:p>8.20000290874001</text:p>
              </table:table-cell>
            </table:table-row>
            <table:table-row>
              <table:table-cell office:value-type="string">
                <text:p>0,80</text:p>
              </table:table-cell>
              <table:table-cell office:value-type="float" office:value="6.89999997617999">
                <text:p>6.89999997617999</text:p>
              </table:table-cell>
            </table:table-row>
            <table:table-row>
              <table:table-cell office:value-type="string">
                <text:p>0,70</text:p>
              </table:table-cell>
              <table:table-cell office:value-type="float" office:value="1.9999969006">
                <text:p>1.9999969006</text:p>
              </table:table-cell>
            </table:table-row>
            <table:table-row>
              <table:table-cell office:value-type="string">
                <text:p>0,60</text:p>
              </table:table-cell>
              <table:table-cell office:value-type="float" office:value="2.69999980927998">
                <text:p>2.69999980927998</text:p>
              </table:table-cell>
            </table:table-row>
            <table:table-row>
              <table:table-cell office:value-type="string">
                <text:p>0,50</text:p>
              </table:table-cell>
              <table:table-cell office:value-type="float" office:value="2.30000257490001">
                <text:p>2.30000257490001</text:p>
              </table:table-cell>
            </table:table-row>
            <table:table-row>
              <table:table-cell office:value-type="string">
                <text:p>0,40</text:p>
              </table:table-cell>
              <table:table-cell office:value-type="float" office:value="5.20000100136001">
                <text:p>5.20000100136001</text:p>
              </table:table-cell>
            </table:table-row>
            <table:table-row>
              <table:table-cell office:value-type="string">
                <text:p>0,30</text:p>
              </table:table-cell>
              <table:table-cell office:value-type="float" office:value="0.699999034409998">
                <text:p>0.699999034409998</text:p>
              </table:table-cell>
            </table:table-row>
            <table:table-row>
              <table:table-cell office:value-type="string">
                <text:p>0,20</text:p>
              </table:table-cell>
              <table:table-cell office:value-type="float" office:value="6.49999886753">
                <text:p>6.49999886753</text:p>
              </table:table-cell>
            </table:table-row>
            <table:table-row>
              <table:table-cell office:value-type="string">
                <text:p>0,10</text:p>
              </table:table-cell>
              <table:table-cell office:value-type="float" office:value="19.89999890329">
                <text:p>19.89999890329</text:p>
              </table:table-cell>
            </table:table-row>
            <table:table-row>
              <table:table-cell office:value-type="string">
                <text:p>0,05</text:p>
              </table:table-cell>
              <table:table-cell office:value-type="float" office:value="14.19999957088">
                <text:p>14.19999957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